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erialisation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Native Dart</text:p>
          </table:table-cell>
          <table:covered-table-cell table:style-name="ce2"/>
          <table:covered-table-cell table:style-name="ce1"/>
          <table:covered-table-cell table:style-name="ce2"/>
          <table:covered-table-cell table:style-name="ce1"/>
          <table:covered-table-cell table:style-name="ce2"/>
          <table:table-cell table:style-name="ce2"/>
          <table:table-cell table:style-name="ce1" office:value-type="string" calcext:value-type="string" table:number-columns-spanned="6" table:number-rows-spanned="1">
            <text:p>Javascript</text:p>
          </table:table-cell>
          <table:covered-table-cell table:style-name="ce2"/>
          <table:covered-table-cell table:style-name="ce1"/>
          <table:covered-table-cell table:style-name="ce2"/>
          <table:covered-table-cell table:style-name="ce1"/>
          <table:covered-table-cell table:style-name="ce2"/>
          <table:table-cell table:style-name="ce2" table:number-columns-repeated="1011"/>
        </table:table-row>
        <table:table-row table:style-name="ro1">
          <table:table-cell table:style-name="ce1" office:value-type="string" calcext:value-type="string" table:number-columns-spanned="2" table:number-rows-spanned="1">
            <text:p>Manual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DSON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Interop</text:p>
          </table:table-cell>
          <table:covered-table-cell table:style-name="ce2"/>
          <table:table-cell table:style-name="ce2"/>
          <table:table-cell table:style-name="ce1" office:value-type="string" calcext:value-type="string" table:number-columns-spanned="2" table:number-rows-spanned="1">
            <text:p>Manual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DSON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Interop</text:p>
          </table:table-cell>
          <table:covered-table-cell table:style-name="ce2"/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Serialise</text:p>
          </table:table-cell>
          <table:table-cell table:style-name="ce2" office:value-type="string" calcext:value-type="string">
            <text:p>Deserialise</text:p>
          </table:table-cell>
          <table:table-cell table:style-name="ce2" office:value-type="string" calcext:value-type="string">
            <text:p>Serialise</text:p>
          </table:table-cell>
          <table:table-cell table:style-name="ce2" office:value-type="string" calcext:value-type="string">
            <text:p>Deserialise</text:p>
          </table:table-cell>
          <table:table-cell table:style-name="ce2" office:value-type="string" calcext:value-type="string">
            <text:p>Serialise</text:p>
          </table:table-cell>
          <table:table-cell table:style-name="ce2" office:value-type="string" calcext:value-type="string">
            <text:p>Deserialise</text:p>
          </table:table-cell>
          <table:table-cell table:style-name="ce2"/>
          <table:table-cell table:style-name="ce2" office:value-type="string" calcext:value-type="string">
            <text:p>Serialise</text:p>
          </table:table-cell>
          <table:table-cell table:style-name="ce2" office:value-type="string" calcext:value-type="string">
            <text:p>Deserialise</text:p>
          </table:table-cell>
          <table:table-cell table:style-name="ce2" office:value-type="string" calcext:value-type="string">
            <text:p>Serialise</text:p>
          </table:table-cell>
          <table:table-cell table:style-name="ce2" office:value-type="string" calcext:value-type="string">
            <text:p>Deserialise</text:p>
          </table:table-cell>
          <table:table-cell table:style-name="ce2" office:value-type="string" calcext:value-type="string">
            <text:p>Serialise</text:p>
          </table:table-cell>
          <table:table-cell table:style-name="ce2" office:value-type="string" calcext:value-type="string">
            <text:p>Deserialise</text:p>
          </table:table-cell>
          <table:table-cell table:style-name="ce2" table:number-columns-repeated="1011"/>
        </table:table-row>
        <table:table-row table:style-name="ro1">
          <table:table-cell office:value-type="float" office:value="51065" calcext:value-type="float">
            <text:p>51065</text:p>
          </table:table-cell>
          <table:table-cell office:value-type="float" office:value="37597" calcext:value-type="float">
            <text:p>37597</text:p>
          </table:table-cell>
          <table:table-cell office:value-type="float" office:value="226984" calcext:value-type="float">
            <text:p>226984</text:p>
          </table:table-cell>
          <table:table-cell office:value-type="float" office:value="131533" calcext:value-type="float">
            <text:p>131533</text:p>
          </table:table-cell>
          <table:table-cell office:value-type="float" office:value="230052" calcext:value-type="float">
            <text:p>230052</text:p>
          </table:table-cell>
          <table:table-cell office:value-type="float" office:value="24931" calcext:value-type="float">
            <text:p>24931</text:p>
          </table:table-cell>
          <table:table-cell/>
          <table:table-cell office:value-type="float" office:value="44325" calcext:value-type="float">
            <text:p>44325</text:p>
          </table:table-cell>
          <table:table-cell office:value-type="float" office:value="19810" calcext:value-type="float">
            <text:p>19810</text:p>
          </table:table-cell>
          <table:table-cell office:value-type="float" office:value="2550460" calcext:value-type="float">
            <text:p>2550460</text:p>
          </table:table-cell>
          <table:table-cell office:value-type="float" office:value="1026625" calcext:value-type="float">
            <text:p>1026625</text:p>
          </table:table-cell>
          <table:table-cell office:value-type="float" office:value="8670" calcext:value-type="float">
            <text:p>8670</text:p>
          </table:table-cell>
          <table:table-cell office:value-type="float" office:value="4580" calcext:value-type="float">
            <text:p>4580</text:p>
          </table:table-cell>
          <table:table-cell table:number-columns-repeated="1011"/>
        </table:table-row>
        <table:table-row table:style-name="ro1">
          <table:table-cell office:value-type="float" office:value="7431" calcext:value-type="float">
            <text:p>7431</text:p>
          </table:table-cell>
          <table:table-cell office:value-type="float" office:value="5052" calcext:value-type="float">
            <text:p>5052</text:p>
          </table:table-cell>
          <table:table-cell office:value-type="float" office:value="121123" calcext:value-type="float">
            <text:p>121123</text:p>
          </table:table-cell>
          <table:table-cell office:value-type="float" office:value="64609" calcext:value-type="float">
            <text:p>64609</text:p>
          </table:table-cell>
          <table:table-cell office:value-type="float" office:value="91868" calcext:value-type="float">
            <text:p>91868</text:p>
          </table:table-cell>
          <table:table-cell office:value-type="float" office:value="21626" calcext:value-type="float">
            <text:p>21626</text:p>
          </table:table-cell>
          <table:table-cell/>
          <table:table-cell office:value-type="float" office:value="14585" calcext:value-type="float">
            <text:p>14585</text:p>
          </table:table-cell>
          <table:table-cell office:value-type="float" office:value="6365" calcext:value-type="float">
            <text:p>6365</text:p>
          </table:table-cell>
          <table:table-cell office:value-type="float" office:value="2483385" calcext:value-type="float">
            <text:p>2483385</text:p>
          </table:table-cell>
          <table:table-cell office:value-type="float" office:value="957735" calcext:value-type="float">
            <text:p>957735</text:p>
          </table:table-cell>
          <table:table-cell office:value-type="float" office:value="5615" calcext:value-type="float">
            <text:p>5615</text:p>
          </table:table-cell>
          <table:table-cell office:value-type="float" office:value="4900" calcext:value-type="float">
            <text:p>4900</text:p>
          </table:table-cell>
          <table:table-cell table:number-columns-repeated="1011"/>
        </table:table-row>
        <table:table-row table:style-name="ro1">
          <table:table-cell office:value-type="float" office:value="6548" calcext:value-type="float">
            <text:p>6548</text:p>
          </table:table-cell>
          <table:table-cell office:value-type="float" office:value="3881" calcext:value-type="float">
            <text:p>3881</text:p>
          </table:table-cell>
          <table:table-cell office:value-type="float" office:value="103000" calcext:value-type="float">
            <text:p>103000</text:p>
          </table:table-cell>
          <table:table-cell office:value-type="float" office:value="58907" calcext:value-type="float">
            <text:p>58907</text:p>
          </table:table-cell>
          <table:table-cell office:value-type="float" office:value="88196" calcext:value-type="float">
            <text:p>88196</text:p>
          </table:table-cell>
          <table:table-cell office:value-type="float" office:value="21205" calcext:value-type="float">
            <text:p>21205</text:p>
          </table:table-cell>
          <table:table-cell/>
          <table:table-cell office:value-type="float" office:value="11900" calcext:value-type="float">
            <text:p>11900</text:p>
          </table:table-cell>
          <table:table-cell office:value-type="float" office:value="7605" calcext:value-type="float">
            <text:p>7605</text:p>
          </table:table-cell>
          <table:table-cell office:value-type="float" office:value="2432780" calcext:value-type="float">
            <text:p>2432780</text:p>
          </table:table-cell>
          <table:table-cell office:value-type="float" office:value="930550" calcext:value-type="float">
            <text:p>930550</text:p>
          </table:table-cell>
          <table:table-cell office:value-type="float" office:value="6365" calcext:value-type="float">
            <text:p>6365</text:p>
          </table:table-cell>
          <table:table-cell office:value-type="float" office:value="5855" calcext:value-type="float">
            <text:p>5855</text:p>
          </table:table-cell>
          <table:table-cell table:number-columns-repeated="1011"/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float" office:value="10424" calcext:value-type="float">
            <text:p>10424</text:p>
          </table:table-cell>
          <table:table-cell office:value-type="float" office:value="114630" calcext:value-type="float">
            <text:p>114630</text:p>
          </table:table-cell>
          <table:table-cell office:value-type="float" office:value="58575" calcext:value-type="float">
            <text:p>58575</text:p>
          </table:table-cell>
          <table:table-cell office:value-type="float" office:value="95645" calcext:value-type="float">
            <text:p>95645</text:p>
          </table:table-cell>
          <table:table-cell office:value-type="float" office:value="93800" calcext:value-type="float">
            <text:p>93800</text:p>
          </table:table-cell>
          <table:table-cell/>
          <table:table-cell office:value-type="float" office:value="11205" calcext:value-type="float">
            <text:p>11205</text:p>
          </table:table-cell>
          <table:table-cell office:value-type="float" office:value="6770" calcext:value-type="float">
            <text:p>6770</text:p>
          </table:table-cell>
          <table:table-cell office:value-type="float" office:value="2431330" calcext:value-type="float">
            <text:p>2431330</text:p>
          </table:table-cell>
          <table:table-cell office:value-type="float" office:value="959430" calcext:value-type="float">
            <text:p>959430</text:p>
          </table:table-cell>
          <table:table-cell office:value-type="float" office:value="5225" calcext:value-type="float">
            <text:p>5225</text:p>
          </table:table-cell>
          <table:table-cell office:value-type="float" office:value="4830" calcext:value-type="float">
            <text:p>4830</text:p>
          </table:table-cell>
          <table:table-cell table:number-columns-repeated="1011"/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float" office:value="3496" calcext:value-type="float">
            <text:p>3496</text:p>
          </table:table-cell>
          <table:table-cell office:value-type="float" office:value="100029" calcext:value-type="float">
            <text:p>100029</text:p>
          </table:table-cell>
          <table:table-cell office:value-type="float" office:value="58845" calcext:value-type="float">
            <text:p>58845</text:p>
          </table:table-cell>
          <table:table-cell office:value-type="float" office:value="75740" calcext:value-type="float">
            <text:p>75740</text:p>
          </table:table-cell>
          <table:table-cell office:value-type="float" office:value="16918" calcext:value-type="float">
            <text:p>16918</text:p>
          </table:table-cell>
          <table:table-cell/>
          <table:table-cell office:value-type="float" office:value="10665" calcext:value-type="float">
            <text:p>10665</text:p>
          </table:table-cell>
          <table:table-cell office:value-type="float" office:value="6825" calcext:value-type="float">
            <text:p>6825</text:p>
          </table:table-cell>
          <table:table-cell office:value-type="float" office:value="2405535" calcext:value-type="float">
            <text:p>2405535</text:p>
          </table:table-cell>
          <table:table-cell office:value-type="float" office:value="923090" calcext:value-type="float">
            <text:p>923090</text:p>
          </table:table-cell>
          <table:table-cell office:value-type="float" office:value="5775" calcext:value-type="float">
            <text:p>5775</text:p>
          </table:table-cell>
          <table:table-cell office:value-type="float" office:value="4640" calcext:value-type="float">
            <text:p>4640</text:p>
          </table:table-cell>
          <table:table-cell table:number-columns-repeated="1011"/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float" office:value="3303" calcext:value-type="float">
            <text:p>3303</text:p>
          </table:table-cell>
          <table:table-cell office:value-type="float" office:value="98991" calcext:value-type="float">
            <text:p>98991</text:p>
          </table:table-cell>
          <table:table-cell office:value-type="float" office:value="57165" calcext:value-type="float">
            <text:p>57165</text:p>
          </table:table-cell>
          <table:table-cell office:value-type="float" office:value="77586" calcext:value-type="float">
            <text:p>77586</text:p>
          </table:table-cell>
          <table:table-cell office:value-type="float" office:value="17292" calcext:value-type="float">
            <text:p>17292</text:p>
          </table:table-cell>
          <table:table-cell/>
          <table:table-cell office:value-type="float" office:value="10750" calcext:value-type="float">
            <text:p>10750</text:p>
          </table:table-cell>
          <table:table-cell office:value-type="float" office:value="8610" calcext:value-type="float">
            <text:p>8610</text:p>
          </table:table-cell>
          <table:table-cell office:value-type="float" office:value="2360525" calcext:value-type="float">
            <text:p>2360525</text:p>
          </table:table-cell>
          <table:table-cell office:value-type="float" office:value="909075" calcext:value-type="float">
            <text:p>909075</text:p>
          </table:table-cell>
          <table:table-cell office:value-type="float" office:value="5375" calcext:value-type="float">
            <text:p>5375</text:p>
          </table:table-cell>
          <table:table-cell office:value-type="float" office:value="5455" calcext:value-type="float">
            <text:p>5455</text:p>
          </table:table-cell>
          <table:table-cell table:number-columns-repeated="1011"/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float" office:value="3443" calcext:value-type="float">
            <text:p>3443</text:p>
          </table:table-cell>
          <table:table-cell office:value-type="float" office:value="98768" calcext:value-type="float">
            <text:p>98768</text:p>
          </table:table-cell>
          <table:table-cell office:value-type="float" office:value="57397" calcext:value-type="float">
            <text:p>57397</text:p>
          </table:table-cell>
          <table:table-cell office:value-type="float" office:value="79162" calcext:value-type="float">
            <text:p>79162</text:p>
          </table:table-cell>
          <table:table-cell office:value-type="float" office:value="17536" calcext:value-type="float">
            <text:p>17536</text:p>
          </table:table-cell>
          <table:table-cell/>
          <table:table-cell office:value-type="float" office:value="10305" calcext:value-type="float">
            <text:p>10305</text:p>
          </table:table-cell>
          <table:table-cell office:value-type="float" office:value="6230" calcext:value-type="float">
            <text:p>6230</text:p>
          </table:table-cell>
          <table:table-cell office:value-type="float" office:value="2354970" calcext:value-type="float">
            <text:p>2354970</text:p>
          </table:table-cell>
          <table:table-cell office:value-type="float" office:value="931200" calcext:value-type="float">
            <text:p>931200</text:p>
          </table:table-cell>
          <table:table-cell office:value-type="float" office:value="5630" calcext:value-type="float">
            <text:p>5630</text:p>
          </table:table-cell>
          <table:table-cell office:value-type="float" office:value="8445" calcext:value-type="float">
            <text:p>8445</text:p>
          </table:table-cell>
          <table:table-cell table:number-columns-repeated="1011"/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float" office:value="8748" calcext:value-type="float">
            <text:p>8748</text:p>
          </table:table-cell>
          <table:table-cell office:value-type="float" office:value="103130" calcext:value-type="float">
            <text:p>103130</text:p>
          </table:table-cell>
          <table:table-cell office:value-type="float" office:value="57227" calcext:value-type="float">
            <text:p>57227</text:p>
          </table:table-cell>
          <table:table-cell office:value-type="float" office:value="79162" calcext:value-type="float">
            <text:p>79162</text:p>
          </table:table-cell>
          <table:table-cell office:value-type="float" office:value="20156" calcext:value-type="float">
            <text:p>20156</text:p>
          </table:table-cell>
          <table:table-cell/>
          <table:table-cell office:value-type="float" office:value="10305" calcext:value-type="float">
            <text:p>10305</text:p>
          </table:table-cell>
          <table:table-cell office:value-type="float" office:value="6390" calcext:value-type="float">
            <text:p>6390</text:p>
          </table:table-cell>
          <table:table-cell office:value-type="float" office:value="2369960" calcext:value-type="float">
            <text:p>2369960</text:p>
          </table:table-cell>
          <table:table-cell office:value-type="float" office:value="925235" calcext:value-type="float">
            <text:p>925235</text:p>
          </table:table-cell>
          <table:table-cell office:value-type="float" office:value="3775" calcext:value-type="float">
            <text:p>3775</text:p>
          </table:table-cell>
          <table:table-cell office:value-type="float" office:value="3425" calcext:value-type="float">
            <text:p>3425</text:p>
          </table:table-cell>
          <table:table-cell table:number-columns-repeated="1011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3032" calcext:value-type="float">
            <text:p>3032</text:p>
          </table:table-cell>
          <table:table-cell office:value-type="float" office:value="98532" calcext:value-type="float">
            <text:p>98532</text:p>
          </table:table-cell>
          <table:table-cell office:value-type="float" office:value="57354" calcext:value-type="float">
            <text:p>57354</text:p>
          </table:table-cell>
          <table:table-cell office:value-type="float" office:value="78475" calcext:value-type="float">
            <text:p>78475</text:p>
          </table:table-cell>
          <table:table-cell office:value-type="float" office:value="18428" calcext:value-type="float">
            <text:p>18428</text:p>
          </table:table-cell>
          <table:table-cell/>
          <table:table-cell office:value-type="float" office:value="10310" calcext:value-type="float">
            <text:p>10310</text:p>
          </table:table-cell>
          <table:table-cell office:value-type="float" office:value="6220" calcext:value-type="float">
            <text:p>6220</text:p>
          </table:table-cell>
          <table:table-cell office:value-type="float" office:value="2357230" calcext:value-type="float">
            <text:p>2357230</text:p>
          </table:table-cell>
          <table:table-cell office:value-type="float" office:value="896520" calcext:value-type="float">
            <text:p>896520</text:p>
          </table:table-cell>
          <table:table-cell office:value-type="float" office:value="3465" calcext:value-type="float">
            <text:p>3465</text:p>
          </table:table-cell>
          <table:table-cell office:value-type="float" office:value="3120" calcext:value-type="float">
            <text:p>3120</text:p>
          </table:table-cell>
          <table:table-cell table:number-columns-repeated="1011"/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2998" calcext:value-type="float">
            <text:p>2998</text:p>
          </table:table-cell>
          <table:table-cell office:value-type="float" office:value="99020" calcext:value-type="float">
            <text:p>99020</text:p>
          </table:table-cell>
          <table:table-cell office:value-type="float" office:value="57433" calcext:value-type="float">
            <text:p>57433</text:p>
          </table:table-cell>
          <table:table-cell office:value-type="float" office:value="81931" calcext:value-type="float">
            <text:p>81931</text:p>
          </table:table-cell>
          <table:table-cell office:value-type="float" office:value="18833" calcext:value-type="float">
            <text:p>18833</text:p>
          </table:table-cell>
          <table:table-cell/>
          <table:table-cell office:value-type="float" office:value="10265" calcext:value-type="float">
            <text:p>10265</text:p>
          </table:table-cell>
          <table:table-cell office:value-type="float" office:value="6225" calcext:value-type="float">
            <text:p>6225</text:p>
          </table:table-cell>
          <table:table-cell office:value-type="float" office:value="2382115" calcext:value-type="float">
            <text:p>2382115</text:p>
          </table:table-cell>
          <table:table-cell office:value-type="float" office:value="926930" calcext:value-type="float">
            <text:p>926930</text:p>
          </table:table-cell>
          <table:table-cell office:value-type="float" office:value="3580" calcext:value-type="float">
            <text:p>3580</text:p>
          </table:table-cell>
          <table:table-cell office:value-type="float" office:value="4100" calcext:value-type="float">
            <text:p>4100</text:p>
          </table:table-cell>
          <table:table-cell table:number-columns-repeated="1011"/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3080" calcext:value-type="float">
            <text:p>3080</text:p>
          </table:table-cell>
          <table:table-cell office:value-type="float" office:value="98884" calcext:value-type="float">
            <text:p>98884</text:p>
          </table:table-cell>
          <table:table-cell office:value-type="float" office:value="57148" calcext:value-type="float">
            <text:p>57148</text:p>
          </table:table-cell>
          <table:table-cell office:value-type="float" office:value="103525" calcext:value-type="float">
            <text:p>103525</text:p>
          </table:table-cell>
          <table:table-cell office:value-type="float" office:value="21496" calcext:value-type="float">
            <text:p>21496</text:p>
          </table:table-cell>
          <table:table-cell/>
          <table:table-cell office:value-type="float" office:value="10190" calcext:value-type="float">
            <text:p>10190</text:p>
          </table:table-cell>
          <table:table-cell office:value-type="float" office:value="6455" calcext:value-type="float">
            <text:p>6455</text:p>
          </table:table-cell>
          <table:table-cell office:value-type="float" office:value="2401260" calcext:value-type="float">
            <text:p>2401260</text:p>
          </table:table-cell>
          <table:table-cell office:value-type="float" office:value="958640" calcext:value-type="float">
            <text:p>958640</text:p>
          </table:table-cell>
          <table:table-cell office:value-type="float" office:value="3820" calcext:value-type="float">
            <text:p>3820</text:p>
          </table:table-cell>
          <table:table-cell office:value-type="float" office:value="3585" calcext:value-type="float">
            <text:p>3585</text:p>
          </table:table-cell>
          <table:table-cell table:number-columns-repeated="1011"/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float" office:value="3284" calcext:value-type="float">
            <text:p>3284</text:p>
          </table:table-cell>
          <table:table-cell office:value-type="float" office:value="98548" calcext:value-type="float">
            <text:p>98548</text:p>
          </table:table-cell>
          <table:table-cell office:value-type="float" office:value="57056" calcext:value-type="float">
            <text:p>57056</text:p>
          </table:table-cell>
          <table:table-cell office:value-type="float" office:value="85342" calcext:value-type="float">
            <text:p>85342</text:p>
          </table:table-cell>
          <table:table-cell office:value-type="float" office:value="19479" calcext:value-type="float">
            <text:p>19479</text:p>
          </table:table-cell>
          <table:table-cell/>
          <table:table-cell office:value-type="float" office:value="10160" calcext:value-type="float">
            <text:p>10160</text:p>
          </table:table-cell>
          <table:table-cell office:value-type="float" office:value="6170" calcext:value-type="float">
            <text:p>6170</text:p>
          </table:table-cell>
          <table:table-cell office:value-type="float" office:value="2438785" calcext:value-type="float">
            <text:p>2438785</text:p>
          </table:table-cell>
          <table:table-cell office:value-type="float" office:value="905855" calcext:value-type="float">
            <text:p>905855</text:p>
          </table:table-cell>
          <table:table-cell office:value-type="float" office:value="3745" calcext:value-type="float">
            <text:p>3745</text:p>
          </table:table-cell>
          <table:table-cell office:value-type="float" office:value="3925" calcext:value-type="float">
            <text:p>3925</text:p>
          </table:table-cell>
          <table:table-cell table:number-columns-repeated="1011"/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float" office:value="2987" calcext:value-type="float">
            <text:p>2987</text:p>
          </table:table-cell>
          <table:table-cell office:value-type="float" office:value="98924" calcext:value-type="float">
            <text:p>98924</text:p>
          </table:table-cell>
          <table:table-cell office:value-type="float" office:value="56819" calcext:value-type="float">
            <text:p>56819</text:p>
          </table:table-cell>
          <table:table-cell office:value-type="float" office:value="82379" calcext:value-type="float">
            <text:p>82379</text:p>
          </table:table-cell>
          <table:table-cell office:value-type="float" office:value="19992" calcext:value-type="float">
            <text:p>19992</text:p>
          </table:table-cell>
          <table:table-cell/>
          <table:table-cell office:value-type="float" office:value="10106" calcext:value-type="float">
            <text:p>10106</text:p>
          </table:table-cell>
          <table:table-cell office:value-type="float" office:value="6365" calcext:value-type="float">
            <text:p>6365</text:p>
          </table:table-cell>
          <table:table-cell office:value-type="float" office:value="2376155" calcext:value-type="float">
            <text:p>2376155</text:p>
          </table:table-cell>
          <table:table-cell office:value-type="float" office:value="934360" calcext:value-type="float">
            <text:p>934360</text:p>
          </table:table-cell>
          <table:table-cell office:value-type="float" office:value="3580" calcext:value-type="float">
            <text:p>3580</text:p>
          </table:table-cell>
          <table:table-cell office:value-type="float" office:value="3295" calcext:value-type="float">
            <text:p>3295</text:p>
          </table:table-cell>
          <table:table-cell table:number-columns-repeated="1011"/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2999" calcext:value-type="float">
            <text:p>2999</text:p>
          </table:table-cell>
          <table:table-cell office:value-type="float" office:value="98500" calcext:value-type="float">
            <text:p>98500</text:p>
          </table:table-cell>
          <table:table-cell office:value-type="float" office:value="69426" calcext:value-type="float">
            <text:p>69426</text:p>
          </table:table-cell>
          <table:table-cell office:value-type="float" office:value="86522" calcext:value-type="float">
            <text:p>86522</text:p>
          </table:table-cell>
          <table:table-cell office:value-type="float" office:value="20469" calcext:value-type="float">
            <text:p>20469</text:p>
          </table:table-cell>
          <table:table-cell/>
          <table:table-cell office:value-type="float" office:value="10145" calcext:value-type="float">
            <text:p>10145</text:p>
          </table:table-cell>
          <table:table-cell office:value-type="float" office:value="6225" calcext:value-type="float">
            <text:p>6225</text:p>
          </table:table-cell>
          <table:table-cell office:value-type="float" office:value="2456015" calcext:value-type="float">
            <text:p>2456015</text:p>
          </table:table-cell>
          <table:table-cell office:value-type="float" office:value="984545" calcext:value-type="float">
            <text:p>984545</text:p>
          </table:table-cell>
          <table:table-cell office:value-type="float" office:value="3490" calcext:value-type="float">
            <text:p>3490</text:p>
          </table:table-cell>
          <table:table-cell office:value-type="float" office:value="3170" calcext:value-type="float">
            <text:p>3170</text:p>
          </table:table-cell>
          <table:table-cell table:number-columns-repeated="1011"/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float" office:value="3128" calcext:value-type="float">
            <text:p>3128</text:p>
          </table:table-cell>
          <table:table-cell office:value-type="float" office:value="97880" calcext:value-type="float">
            <text:p>97880</text:p>
          </table:table-cell>
          <table:table-cell office:value-type="float" office:value="56476" calcext:value-type="float">
            <text:p>56476</text:p>
          </table:table-cell>
          <table:table-cell office:value-type="float" office:value="84407" calcext:value-type="float">
            <text:p>84407</text:p>
          </table:table-cell>
          <table:table-cell office:value-type="float" office:value="24479" calcext:value-type="float">
            <text:p>24479</text:p>
          </table:table-cell>
          <table:table-cell/>
          <table:table-cell office:value-type="float" office:value="10270" calcext:value-type="float">
            <text:p>10270</text:p>
          </table:table-cell>
          <table:table-cell office:value-type="float" office:value="6195" calcext:value-type="float">
            <text:p>6195</text:p>
          </table:table-cell>
          <table:table-cell office:value-type="float" office:value="2464670" calcext:value-type="float">
            <text:p>2464670</text:p>
          </table:table-cell>
          <table:table-cell office:value-type="float" office:value="934720" calcext:value-type="float">
            <text:p>934720</text:p>
          </table:table-cell>
          <table:table-cell office:value-type="float" office:value="4090" calcext:value-type="float">
            <text:p>4090</text:p>
          </table:table-cell>
          <table:table-cell office:value-type="float" office:value="3165" calcext:value-type="float">
            <text:p>3165</text:p>
          </table:table-cell>
          <table:table-cell table:number-columns-repeated="1011"/>
        </table:table-row>
        <table:table-row table:style-name="ro1">
          <table:table-cell office:value-type="float" office:value="4769" calcext:value-type="float">
            <text:p>4769</text:p>
          </table:table-cell>
          <table:table-cell office:value-type="float" office:value="2998" calcext:value-type="float">
            <text:p>2998</text:p>
          </table:table-cell>
          <table:table-cell office:value-type="float" office:value="97908" calcext:value-type="float">
            <text:p>97908</text:p>
          </table:table-cell>
          <table:table-cell office:value-type="float" office:value="56620" calcext:value-type="float">
            <text:p>56620</text:p>
          </table:table-cell>
          <table:table-cell office:value-type="float" office:value="84760" calcext:value-type="float">
            <text:p>84760</text:p>
          </table:table-cell>
          <table:table-cell office:value-type="float" office:value="20910" calcext:value-type="float">
            <text:p>20910</text:p>
          </table:table-cell>
          <table:table-cell/>
          <table:table-cell office:value-type="float" office:value="10205" calcext:value-type="float">
            <text:p>10205</text:p>
          </table:table-cell>
          <table:table-cell office:value-type="float" office:value="6405" calcext:value-type="float">
            <text:p>6405</text:p>
          </table:table-cell>
          <table:table-cell office:value-type="float" office:value="2383545" calcext:value-type="float">
            <text:p>2383545</text:p>
          </table:table-cell>
          <table:table-cell office:value-type="float" office:value="933060" calcext:value-type="float">
            <text:p>933060</text:p>
          </table:table-cell>
          <table:table-cell office:value-type="float" office:value="3680" calcext:value-type="float">
            <text:p>3680</text:p>
          </table:table-cell>
          <table:table-cell office:value-type="float" office:value="3110" calcext:value-type="float">
            <text:p>3110</text:p>
          </table:table-cell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5" calcext:value-type="float">
            <text:p>2995</text:p>
          </table:table-cell>
          <table:table-cell office:value-type="float" office:value="97705" calcext:value-type="float">
            <text:p>97705</text:p>
          </table:table-cell>
          <table:table-cell office:value-type="float" office:value="56394" calcext:value-type="float">
            <text:p>56394</text:p>
          </table:table-cell>
          <table:table-cell office:value-type="float" office:value="90529" calcext:value-type="float">
            <text:p>90529</text:p>
          </table:table-cell>
          <table:table-cell office:value-type="float" office:value="21263" calcext:value-type="float">
            <text:p>21263</text:p>
          </table:table-cell>
          <table:table-cell/>
          <table:table-cell office:value-type="float" office:value="10180" calcext:value-type="float">
            <text:p>10180</text:p>
          </table:table-cell>
          <table:table-cell office:value-type="float" office:value="6185" calcext:value-type="float">
            <text:p>6185</text:p>
          </table:table-cell>
          <table:table-cell office:value-type="float" office:value="2369945" calcext:value-type="float">
            <text:p>2369945</text:p>
          </table:table-cell>
          <table:table-cell office:value-type="float" office:value="926665" calcext:value-type="float">
            <text:p>926665</text:p>
          </table:table-cell>
          <table:table-cell office:value-type="float" office:value="4380" calcext:value-type="float">
            <text:p>4380</text:p>
          </table:table-cell>
          <table:table-cell office:value-type="float" office:value="3520" calcext:value-type="float">
            <text:p>3520</text:p>
          </table:table-cell>
          <table:table-cell table:number-columns-repeated="1011"/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float" office:value="3171" calcext:value-type="float">
            <text:p>3171</text:p>
          </table:table-cell>
          <table:table-cell office:value-type="float" office:value="97641" calcext:value-type="float">
            <text:p>97641</text:p>
          </table:table-cell>
          <table:table-cell office:value-type="float" office:value="56486" calcext:value-type="float">
            <text:p>56486</text:p>
          </table:table-cell>
          <table:table-cell office:value-type="float" office:value="92472" calcext:value-type="float">
            <text:p>92472</text:p>
          </table:table-cell>
          <table:table-cell office:value-type="float" office:value="21763" calcext:value-type="float">
            <text:p>21763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6465" calcext:value-type="float">
            <text:p>6465</text:p>
          </table:table-cell>
          <table:table-cell office:value-type="float" office:value="2366405" calcext:value-type="float">
            <text:p>2366405</text:p>
          </table:table-cell>
          <table:table-cell office:value-type="float" office:value="952035" calcext:value-type="float">
            <text:p>952035</text:p>
          </table:table-cell>
          <table:table-cell office:value-type="float" office:value="3465" calcext:value-type="float">
            <text:p>3465</text:p>
          </table:table-cell>
          <table:table-cell office:value-type="float" office:value="3130" calcext:value-type="float">
            <text:p>3130</text:p>
          </table:table-cell>
          <table:table-cell table:number-columns-repeated="1011"/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float" office:value="2985" calcext:value-type="float">
            <text:p>2985</text:p>
          </table:table-cell>
          <table:table-cell office:value-type="float" office:value="97156" calcext:value-type="float">
            <text:p>97156</text:p>
          </table:table-cell>
          <table:table-cell office:value-type="float" office:value="56515" calcext:value-type="float">
            <text:p>56515</text:p>
          </table:table-cell>
          <table:table-cell office:value-type="float" office:value="92389" calcext:value-type="float">
            <text:p>92389</text:p>
          </table:table-cell>
          <table:table-cell office:value-type="float" office:value="21946" calcext:value-type="float">
            <text:p>21946</text:p>
          </table:table-cell>
          <table:table-cell/>
          <table:table-cell office:value-type="float" office:value="10095" calcext:value-type="float">
            <text:p>10095</text:p>
          </table:table-cell>
          <table:table-cell office:value-type="float" office:value="6450" calcext:value-type="float">
            <text:p>6450</text:p>
          </table:table-cell>
          <table:table-cell office:value-type="float" office:value="2425030" calcext:value-type="float">
            <text:p>2425030</text:p>
          </table:table-cell>
          <table:table-cell office:value-type="float" office:value="975730" calcext:value-type="float">
            <text:p>975730</text:p>
          </table:table-cell>
          <table:table-cell office:value-type="float" office:value="3360" calcext:value-type="float">
            <text:p>3360</text:p>
          </table:table-cell>
          <table:table-cell office:value-type="float" office:value="4255" calcext:value-type="float">
            <text:p>4255</text:p>
          </table:table-cell>
          <table:table-cell table:number-columns-repeated="1011"/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2990" calcext:value-type="float">
            <text:p>2990</text:p>
          </table:table-cell>
          <table:table-cell office:value-type="float" office:value="97998" calcext:value-type="float">
            <text:p>97998</text:p>
          </table:table-cell>
          <table:table-cell office:value-type="float" office:value="56704" calcext:value-type="float">
            <text:p>56704</text:p>
          </table:table-cell>
          <table:table-cell office:value-type="float" office:value="89054" calcext:value-type="float">
            <text:p>89054</text:p>
          </table:table-cell>
          <table:table-cell office:value-type="float" office:value="22530" calcext:value-type="float">
            <text:p>22530</text:p>
          </table:table-cell>
          <table:table-cell/>
          <table:table-cell office:value-type="float" office:value="10275" calcext:value-type="float">
            <text:p>10275</text:p>
          </table:table-cell>
          <table:table-cell office:value-type="float" office:value="6310" calcext:value-type="float">
            <text:p>6310</text:p>
          </table:table-cell>
          <table:table-cell office:value-type="float" office:value="2456460" calcext:value-type="float">
            <text:p>2456460</text:p>
          </table:table-cell>
          <table:table-cell office:value-type="float" office:value="951285" calcext:value-type="float">
            <text:p>951285</text:p>
          </table:table-cell>
          <table:table-cell office:value-type="float" office:value="3425" calcext:value-type="float">
            <text:p>3425</text:p>
          </table:table-cell>
          <table:table-cell office:value-type="float" office:value="3205" calcext:value-type="float">
            <text:p>3205</text:p>
          </table:table-cell>
          <table:table-cell table:number-columns-repeated="1011"/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3192" calcext:value-type="float">
            <text:p>3192</text:p>
          </table:table-cell>
          <table:table-cell office:value-type="float" office:value="105222" calcext:value-type="float">
            <text:p>105222</text:p>
          </table:table-cell>
          <table:table-cell office:value-type="float" office:value="57237" calcext:value-type="float">
            <text:p>57237</text:p>
          </table:table-cell>
          <table:table-cell office:value-type="float" office:value="98479" calcext:value-type="float">
            <text:p>98479</text:p>
          </table:table-cell>
          <table:table-cell office:value-type="float" office:value="22785" calcext:value-type="float">
            <text:p>22785</text:p>
          </table:table-cell>
          <table:table-cell/>
          <table:table-cell office:value-type="float" office:value="10350" calcext:value-type="float">
            <text:p>10350</text:p>
          </table:table-cell>
          <table:table-cell office:value-type="float" office:value="6530" calcext:value-type="float">
            <text:p>6530</text:p>
          </table:table-cell>
          <table:table-cell office:value-type="float" office:value="2530140" calcext:value-type="float">
            <text:p>2530140</text:p>
          </table:table-cell>
          <table:table-cell office:value-type="float" office:value="931275" calcext:value-type="float">
            <text:p>931275</text:p>
          </table:table-cell>
          <table:table-cell office:value-type="float" office:value="3300" calcext:value-type="float">
            <text:p>3300</text:p>
          </table:table-cell>
          <table:table-cell office:value-type="float" office:value="3555" calcext:value-type="float">
            <text:p>3555</text:p>
          </table:table-cell>
          <table:table-cell table:number-columns-repeated="1011"/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3102" calcext:value-type="float">
            <text:p>3102</text:p>
          </table:table-cell>
          <table:table-cell office:value-type="float" office:value="101110" calcext:value-type="float">
            <text:p>101110</text:p>
          </table:table-cell>
          <table:table-cell office:value-type="float" office:value="58152" calcext:value-type="float">
            <text:p>58152</text:p>
          </table:table-cell>
          <table:table-cell office:value-type="float" office:value="95526" calcext:value-type="float">
            <text:p>95526</text:p>
          </table:table-cell>
          <table:table-cell office:value-type="float" office:value="33202" calcext:value-type="float">
            <text:p>33202</text:p>
          </table:table-cell>
          <table:table-cell/>
          <table:table-cell office:value-type="float" office:value="10380" calcext:value-type="float">
            <text:p>10380</text:p>
          </table:table-cell>
          <table:table-cell office:value-type="float" office:value="6390" calcext:value-type="float">
            <text:p>6390</text:p>
          </table:table-cell>
          <table:table-cell office:value-type="float" office:value="2413695" calcext:value-type="float">
            <text:p>2413695</text:p>
          </table:table-cell>
          <table:table-cell office:value-type="float" office:value="947190" calcext:value-type="float">
            <text:p>947190</text:p>
          </table:table-cell>
          <table:table-cell office:value-type="float" office:value="3985" calcext:value-type="float">
            <text:p>3985</text:p>
          </table:table-cell>
          <table:table-cell office:value-type="float" office:value="3130" calcext:value-type="float">
            <text:p>3130</text:p>
          </table:table-cell>
          <table:table-cell table:number-columns-repeated="1011"/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2996" calcext:value-type="float">
            <text:p>2996</text:p>
          </table:table-cell>
          <table:table-cell office:value-type="float" office:value="102325" calcext:value-type="float">
            <text:p>102325</text:p>
          </table:table-cell>
          <table:table-cell office:value-type="float" office:value="58820" calcext:value-type="float">
            <text:p>58820</text:p>
          </table:table-cell>
          <table:table-cell office:value-type="float" office:value="90914" calcext:value-type="float">
            <text:p>90914</text:p>
          </table:table-cell>
          <table:table-cell office:value-type="float" office:value="23623" calcext:value-type="float">
            <text:p>23623</text:p>
          </table:table-cell>
          <table:table-cell/>
          <table:table-cell office:value-type="float" office:value="10270" calcext:value-type="float">
            <text:p>10270</text:p>
          </table:table-cell>
          <table:table-cell office:value-type="float" office:value="6185" calcext:value-type="float">
            <text:p>6185</text:p>
          </table:table-cell>
          <table:table-cell office:value-type="float" office:value="2433370" calcext:value-type="float">
            <text:p>2433370</text:p>
          </table:table-cell>
          <table:table-cell office:value-type="float" office:value="944360" calcext:value-type="float">
            <text:p>944360</text:p>
          </table:table-cell>
          <table:table-cell office:value-type="float" office:value="3425" calcext:value-type="float">
            <text:p>3425</text:p>
          </table:table-cell>
          <table:table-cell office:value-type="float" office:value="3200" calcext:value-type="float">
            <text:p>3200</text:p>
          </table:table-cell>
          <table:table-cell table:number-columns-repeated="1011"/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float" office:value="3160" calcext:value-type="float">
            <text:p>3160</text:p>
          </table:table-cell>
          <table:table-cell office:value-type="float" office:value="102100" calcext:value-type="float">
            <text:p>102100</text:p>
          </table:table-cell>
          <table:table-cell office:value-type="float" office:value="57369" calcext:value-type="float">
            <text:p>57369</text:p>
          </table:table-cell>
          <table:table-cell office:value-type="float" office:value="91308" calcext:value-type="float">
            <text:p>91308</text:p>
          </table:table-cell>
          <table:table-cell office:value-type="float" office:value="30722" calcext:value-type="float">
            <text:p>30722</text:p>
          </table:table-cell>
          <table:table-cell/>
          <table:table-cell office:value-type="float" office:value="10180" calcext:value-type="float">
            <text:p>10180</text:p>
          </table:table-cell>
          <table:table-cell office:value-type="float" office:value="6360" calcext:value-type="float">
            <text:p>6360</text:p>
          </table:table-cell>
          <table:table-cell office:value-type="float" office:value="2451910" calcext:value-type="float">
            <text:p>2451910</text:p>
          </table:table-cell>
          <table:table-cell office:value-type="float" office:value="931055" calcext:value-type="float">
            <text:p>931055</text:p>
          </table:table-cell>
          <table:table-cell office:value-type="float" office:value="3750" calcext:value-type="float">
            <text:p>3750</text:p>
          </table:table-cell>
          <table:table-cell office:value-type="float" office:value="3425" calcext:value-type="float">
            <text:p>3425</text:p>
          </table:table-cell>
          <table:table-cell table:number-columns-repeated="1011"/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float" office:value="2984" calcext:value-type="float">
            <text:p>2984</text:p>
          </table:table-cell>
          <table:table-cell office:value-type="float" office:value="100948" calcext:value-type="float">
            <text:p>100948</text:p>
          </table:table-cell>
          <table:table-cell office:value-type="float" office:value="57201" calcext:value-type="float">
            <text:p>57201</text:p>
          </table:table-cell>
          <table:table-cell office:value-type="float" office:value="93629" calcext:value-type="float">
            <text:p>93629</text:p>
          </table:table-cell>
          <table:table-cell office:value-type="float" office:value="24440" calcext:value-type="float">
            <text:p>24440</text:p>
          </table:table-cell>
          <table:table-cell/>
          <table:table-cell office:value-type="float" office:value="11415" calcext:value-type="float">
            <text:p>11415</text:p>
          </table:table-cell>
          <table:table-cell office:value-type="float" office:value="10080" calcext:value-type="float">
            <text:p>10080</text:p>
          </table:table-cell>
          <table:table-cell office:value-type="float" office:value="2459125" calcext:value-type="float">
            <text:p>2459125</text:p>
          </table:table-cell>
          <table:table-cell office:value-type="float" office:value="955485" calcext:value-type="float">
            <text:p>955485</text:p>
          </table:table-cell>
          <table:table-cell office:value-type="float" office:value="3395" calcext:value-type="float">
            <text:p>3395</text:p>
          </table:table-cell>
          <table:table-cell office:value-type="float" office:value="3215" calcext:value-type="float">
            <text:p>3215</text:p>
          </table:table-cell>
          <table:table-cell table:number-columns-repeated="1011"/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float" office:value="3023" calcext:value-type="float">
            <text:p>3023</text:p>
          </table:table-cell>
          <table:table-cell office:value-type="float" office:value="101295" calcext:value-type="float">
            <text:p>101295</text:p>
          </table:table-cell>
          <table:table-cell office:value-type="float" office:value="56922" calcext:value-type="float">
            <text:p>56922</text:p>
          </table:table-cell>
          <table:table-cell office:value-type="float" office:value="104818" calcext:value-type="float">
            <text:p>104818</text:p>
          </table:table-cell>
          <table:table-cell office:value-type="float" office:value="25401" calcext:value-type="float">
            <text:p>25401</text:p>
          </table:table-cell>
          <table:table-cell/>
          <table:table-cell office:value-type="float" office:value="12895" calcext:value-type="float">
            <text:p>12895</text:p>
          </table:table-cell>
          <table:table-cell office:value-type="float" office:value="7680" calcext:value-type="float">
            <text:p>7680</text:p>
          </table:table-cell>
          <table:table-cell office:value-type="float" office:value="2430855" calcext:value-type="float">
            <text:p>2430855</text:p>
          </table:table-cell>
          <table:table-cell office:value-type="float" office:value="956650" calcext:value-type="float">
            <text:p>956650</text:p>
          </table:table-cell>
          <table:table-cell office:value-type="float" office:value="3330" calcext:value-type="float">
            <text:p>3330</text:p>
          </table:table-cell>
          <table:table-cell office:value-type="float" office:value="3560" calcext:value-type="float">
            <text:p>3560</text:p>
          </table:table-cell>
          <table:table-cell table:number-columns-repeated="1011"/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float" office:value="3004" calcext:value-type="float">
            <text:p>3004</text:p>
          </table:table-cell>
          <table:table-cell office:value-type="float" office:value="117268" calcext:value-type="float">
            <text:p>117268</text:p>
          </table:table-cell>
          <table:table-cell office:value-type="float" office:value="56894" calcext:value-type="float">
            <text:p>56894</text:p>
          </table:table-cell>
          <table:table-cell office:value-type="float" office:value="95594" calcext:value-type="float">
            <text:p>95594</text:p>
          </table:table-cell>
          <table:table-cell office:value-type="float" office:value="25244" calcext:value-type="float">
            <text:p>25244</text:p>
          </table:table-cell>
          <table:table-cell/>
          <table:table-cell office:value-type="float" office:value="10395" calcext:value-type="float">
            <text:p>10395</text:p>
          </table:table-cell>
          <table:table-cell office:value-type="float" office:value="6240" calcext:value-type="float">
            <text:p>6240</text:p>
          </table:table-cell>
          <table:table-cell office:value-type="float" office:value="2409755" calcext:value-type="float">
            <text:p>2409755</text:p>
          </table:table-cell>
          <table:table-cell office:value-type="float" office:value="940490" calcext:value-type="float">
            <text:p>940490</text:p>
          </table:table-cell>
          <table:table-cell office:value-type="float" office:value="3755" calcext:value-type="float">
            <text:p>3755</text:p>
          </table:table-cell>
          <table:table-cell office:value-type="float" office:value="3360" calcext:value-type="float">
            <text:p>3360</text:p>
          </table:table-cell>
          <table:table-cell table:number-columns-repeated="1011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3102" calcext:value-type="float">
            <text:p>3102</text:p>
          </table:table-cell>
          <table:table-cell office:value-type="float" office:value="100115" calcext:value-type="float">
            <text:p>100115</text:p>
          </table:table-cell>
          <table:table-cell office:value-type="float" office:value="56968" calcext:value-type="float">
            <text:p>56968</text:p>
          </table:table-cell>
          <table:table-cell office:value-type="float" office:value="102101" calcext:value-type="float">
            <text:p>102101</text:p>
          </table:table-cell>
          <table:table-cell office:value-type="float" office:value="25371" calcext:value-type="float">
            <text:p>25371</text:p>
          </table:table-cell>
          <table:table-cell/>
          <table:table-cell office:value-type="float" office:value="10360" calcext:value-type="float">
            <text:p>10360</text:p>
          </table:table-cell>
          <table:table-cell office:value-type="float" office:value="6250" calcext:value-type="float">
            <text:p>6250</text:p>
          </table:table-cell>
          <table:table-cell office:value-type="float" office:value="2448880" calcext:value-type="float">
            <text:p>2448880</text:p>
          </table:table-cell>
          <table:table-cell office:value-type="float" office:value="975315" calcext:value-type="float">
            <text:p>975315</text:p>
          </table:table-cell>
          <table:table-cell office:value-type="float" office:value="3320" calcext:value-type="float">
            <text:p>3320</text:p>
          </table:table-cell>
          <table:table-cell office:value-type="float" office:value="3430" calcext:value-type="float">
            <text:p>3430</text:p>
          </table:table-cell>
          <table:table-cell table:number-columns-repeated="1011"/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float" office:value="3220" calcext:value-type="float">
            <text:p>3220</text:p>
          </table:table-cell>
          <table:table-cell office:value-type="float" office:value="99825" calcext:value-type="float">
            <text:p>99825</text:p>
          </table:table-cell>
          <table:table-cell office:value-type="float" office:value="57593" calcext:value-type="float">
            <text:p>57593</text:p>
          </table:table-cell>
          <table:table-cell office:value-type="float" office:value="97149" calcext:value-type="float">
            <text:p>97149</text:p>
          </table:table-cell>
          <table:table-cell office:value-type="float" office:value="32367" calcext:value-type="float">
            <text:p>32367</text:p>
          </table:table-cell>
          <table:table-cell/>
          <table:table-cell office:value-type="float" office:value="10680" calcext:value-type="float">
            <text:p>10680</text:p>
          </table:table-cell>
          <table:table-cell office:value-type="float" office:value="6660" calcext:value-type="float">
            <text:p>6660</text:p>
          </table:table-cell>
          <table:table-cell office:value-type="float" office:value="2400865" calcext:value-type="float">
            <text:p>2400865</text:p>
          </table:table-cell>
          <table:table-cell office:value-type="float" office:value="910465" calcext:value-type="float">
            <text:p>910465</text:p>
          </table:table-cell>
          <table:table-cell office:value-type="float" office:value="3385" calcext:value-type="float">
            <text:p>3385</text:p>
          </table:table-cell>
          <table:table-cell office:value-type="float" office:value="3345" calcext:value-type="float">
            <text:p>3345</text:p>
          </table:table-cell>
          <table:table-cell table:number-columns-repeated="1011"/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3067" calcext:value-type="float">
            <text:p>3067</text:p>
          </table:table-cell>
          <table:table-cell office:value-type="float" office:value="99631" calcext:value-type="float">
            <text:p>99631</text:p>
          </table:table-cell>
          <table:table-cell office:value-type="float" office:value="56982" calcext:value-type="float">
            <text:p>56982</text:p>
          </table:table-cell>
          <table:table-cell office:value-type="float" office:value="97162" calcext:value-type="float">
            <text:p>97162</text:p>
          </table:table-cell>
          <table:table-cell office:value-type="float" office:value="25995" calcext:value-type="float">
            <text:p>25995</text:p>
          </table:table-cell>
          <table:table-cell/>
          <table:table-cell office:value-type="float" office:value="10195" calcext:value-type="float">
            <text:p>10195</text:p>
          </table:table-cell>
          <table:table-cell office:value-type="float" office:value="6300" calcext:value-type="float">
            <text:p>6300</text:p>
          </table:table-cell>
          <table:table-cell office:value-type="float" office:value="2356080" calcext:value-type="float">
            <text:p>2356080</text:p>
          </table:table-cell>
          <table:table-cell office:value-type="float" office:value="912760" calcext:value-type="float">
            <text:p>912760</text:p>
          </table:table-cell>
          <table:table-cell office:value-type="float" office:value="3595" calcext:value-type="float">
            <text:p>3595</text:p>
          </table:table-cell>
          <table:table-cell office:value-type="float" office:value="3155" calcext:value-type="float">
            <text:p>3155</text:p>
          </table:table-cell>
          <table:table-cell table:number-columns-repeated="1011"/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2998" calcext:value-type="float">
            <text:p>2998</text:p>
          </table:table-cell>
          <table:table-cell office:value-type="float" office:value="99637" calcext:value-type="float">
            <text:p>99637</text:p>
          </table:table-cell>
          <table:table-cell office:value-type="float" office:value="57100" calcext:value-type="float">
            <text:p>57100</text:p>
          </table:table-cell>
          <table:table-cell office:value-type="float" office:value="97725" calcext:value-type="float">
            <text:p>97725</text:p>
          </table:table-cell>
          <table:table-cell office:value-type="float" office:value="33420" calcext:value-type="float">
            <text:p>33420</text:p>
          </table:table-cell>
          <table:table-cell/>
          <table:table-cell office:value-type="float" office:value="10175" calcext:value-type="float">
            <text:p>10175</text:p>
          </table:table-cell>
          <table:table-cell office:value-type="float" office:value="6860" calcext:value-type="float">
            <text:p>6860</text:p>
          </table:table-cell>
          <table:table-cell office:value-type="float" office:value="2343435" calcext:value-type="float">
            <text:p>2343435</text:p>
          </table:table-cell>
          <table:table-cell office:value-type="float" office:value="920040" calcext:value-type="float">
            <text:p>920040</text:p>
          </table:table-cell>
          <table:table-cell office:value-type="float" office:value="3895" calcext:value-type="float">
            <text:p>3895</text:p>
          </table:table-cell>
          <table:table-cell office:value-type="float" office:value="3120" calcext:value-type="float">
            <text:p>3120</text:p>
          </table:table-cell>
          <table:table-cell table:number-columns-repeated="1011"/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3161" calcext:value-type="float">
            <text:p>3161</text:p>
          </table:table-cell>
          <table:table-cell office:value-type="float" office:value="98940" calcext:value-type="float">
            <text:p>98940</text:p>
          </table:table-cell>
          <table:table-cell office:value-type="float" office:value="57146" calcext:value-type="float">
            <text:p>57146</text:p>
          </table:table-cell>
          <table:table-cell office:value-type="float" office:value="99513" calcext:value-type="float">
            <text:p>99513</text:p>
          </table:table-cell>
          <table:table-cell office:value-type="float" office:value="26935" calcext:value-type="float">
            <text:p>26935</text:p>
          </table:table-cell>
          <table:table-cell/>
          <table:table-cell office:value-type="float" office:value="10160" calcext:value-type="float">
            <text:p>10160</text:p>
          </table:table-cell>
          <table:table-cell office:value-type="float" office:value="6695" calcext:value-type="float">
            <text:p>6695</text:p>
          </table:table-cell>
          <table:table-cell office:value-type="float" office:value="2424750" calcext:value-type="float">
            <text:p>2424750</text:p>
          </table:table-cell>
          <table:table-cell office:value-type="float" office:value="916710" calcext:value-type="float">
            <text:p>916710</text:p>
          </table:table-cell>
          <table:table-cell office:value-type="float" office:value="3520" calcext:value-type="float">
            <text:p>3520</text:p>
          </table:table-cell>
          <table:table-cell office:value-type="float" office:value="3245" calcext:value-type="float">
            <text:p>3245</text:p>
          </table:table-cell>
          <table:table-cell table:number-columns-repeated="1011"/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float" office:value="3271" calcext:value-type="float">
            <text:p>3271</text:p>
          </table:table-cell>
          <table:table-cell office:value-type="float" office:value="104433" calcext:value-type="float">
            <text:p>104433</text:p>
          </table:table-cell>
          <table:table-cell office:value-type="float" office:value="58168" calcext:value-type="float">
            <text:p>58168</text:p>
          </table:table-cell>
          <table:table-cell office:value-type="float" office:value="108043" calcext:value-type="float">
            <text:p>108043</text:p>
          </table:table-cell>
          <table:table-cell office:value-type="float" office:value="27148" calcext:value-type="float">
            <text:p>27148</text:p>
          </table:table-cell>
          <table:table-cell/>
          <table:table-cell office:value-type="float" office:value="10195" calcext:value-type="float">
            <text:p>10195</text:p>
          </table:table-cell>
          <table:table-cell office:value-type="float" office:value="6280" calcext:value-type="float">
            <text:p>6280</text:p>
          </table:table-cell>
          <table:table-cell office:value-type="float" office:value="2342825" calcext:value-type="float">
            <text:p>2342825</text:p>
          </table:table-cell>
          <table:table-cell office:value-type="float" office:value="914980" calcext:value-type="float">
            <text:p>914980</text:p>
          </table:table-cell>
          <table:table-cell office:value-type="float" office:value="3350" calcext:value-type="float">
            <text:p>3350</text:p>
          </table:table-cell>
          <table:table-cell office:value-type="float" office:value="3680" calcext:value-type="float">
            <text:p>3680</text:p>
          </table:table-cell>
          <table:table-cell table:number-columns-repeated="1011"/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float" office:value="3035" calcext:value-type="float">
            <text:p>3035</text:p>
          </table:table-cell>
          <table:table-cell office:value-type="float" office:value="103944" calcext:value-type="float">
            <text:p>103944</text:p>
          </table:table-cell>
          <table:table-cell office:value-type="float" office:value="58005" calcext:value-type="float">
            <text:p>58005</text:p>
          </table:table-cell>
          <table:table-cell office:value-type="float" office:value="104207" calcext:value-type="float">
            <text:p>104207</text:p>
          </table:table-cell>
          <table:table-cell office:value-type="float" office:value="28122" calcext:value-type="float">
            <text:p>28122</text:p>
          </table:table-cell>
          <table:table-cell/>
          <table:table-cell office:value-type="float" office:value="10230" calcext:value-type="float">
            <text:p>10230</text:p>
          </table:table-cell>
          <table:table-cell office:value-type="float" office:value="6405" calcext:value-type="float">
            <text:p>6405</text:p>
          </table:table-cell>
          <table:table-cell office:value-type="float" office:value="2363280" calcext:value-type="float">
            <text:p>2363280</text:p>
          </table:table-cell>
          <table:table-cell office:value-type="float" office:value="930080" calcext:value-type="float">
            <text:p>930080</text:p>
          </table:table-cell>
          <table:table-cell office:value-type="float" office:value="3545" calcext:value-type="float">
            <text:p>3545</text:p>
          </table:table-cell>
          <table:table-cell office:value-type="float" office:value="3140" calcext:value-type="float">
            <text:p>3140</text:p>
          </table:table-cell>
          <table:table-cell table:number-columns-repeated="1011"/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float" office:value="3197" calcext:value-type="float">
            <text:p>3197</text:p>
          </table:table-cell>
          <table:table-cell office:value-type="float" office:value="103664" calcext:value-type="float">
            <text:p>103664</text:p>
          </table:table-cell>
          <table:table-cell office:value-type="float" office:value="58151" calcext:value-type="float">
            <text:p>58151</text:p>
          </table:table-cell>
          <table:table-cell office:value-type="float" office:value="110445" calcext:value-type="float">
            <text:p>110445</text:p>
          </table:table-cell>
          <table:table-cell office:value-type="float" office:value="28615" calcext:value-type="float">
            <text:p>28615</text:p>
          </table:table-cell>
          <table:table-cell/>
          <table:table-cell office:value-type="float" office:value="10295" calcext:value-type="float">
            <text:p>10295</text:p>
          </table:table-cell>
          <table:table-cell office:value-type="float" office:value="6450" calcext:value-type="float">
            <text:p>6450</text:p>
          </table:table-cell>
          <table:table-cell office:value-type="float" office:value="2364150" calcext:value-type="float">
            <text:p>2364150</text:p>
          </table:table-cell>
          <table:table-cell office:value-type="float" office:value="933145" calcext:value-type="float">
            <text:p>933145</text:p>
          </table:table-cell>
          <table:table-cell office:value-type="float" office:value="3430" calcext:value-type="float">
            <text:p>3430</text:p>
          </table:table-cell>
          <table:table-cell office:value-type="float" office:value="3130" calcext:value-type="float">
            <text:p>3130</text:p>
          </table:table-cell>
          <table:table-cell table:number-columns-repeated="1011"/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3059" calcext:value-type="float">
            <text:p>3059</text:p>
          </table:table-cell>
          <table:table-cell office:value-type="float" office:value="103934" calcext:value-type="float">
            <text:p>103934</text:p>
          </table:table-cell>
          <table:table-cell office:value-type="float" office:value="57924" calcext:value-type="float">
            <text:p>57924</text:p>
          </table:table-cell>
          <table:table-cell office:value-type="float" office:value="103542" calcext:value-type="float">
            <text:p>103542</text:p>
          </table:table-cell>
          <table:table-cell office:value-type="float" office:value="36277" calcext:value-type="float">
            <text:p>36277</text:p>
          </table:table-cell>
          <table:table-cell/>
          <table:table-cell office:value-type="float" office:value="10380" calcext:value-type="float">
            <text:p>10380</text:p>
          </table:table-cell>
          <table:table-cell office:value-type="float" office:value="6285" calcext:value-type="float">
            <text:p>6285</text:p>
          </table:table-cell>
          <table:table-cell office:value-type="float" office:value="2352360" calcext:value-type="float">
            <text:p>2352360</text:p>
          </table:table-cell>
          <table:table-cell office:value-type="float" office:value="887260" calcext:value-type="float">
            <text:p>887260</text:p>
          </table:table-cell>
          <table:table-cell office:value-type="float" office:value="3995" calcext:value-type="float">
            <text:p>3995</text:p>
          </table:table-cell>
          <table:table-cell office:value-type="float" office:value="3225" calcext:value-type="float">
            <text:p>3225</text:p>
          </table:table-cell>
          <table:table-cell table:number-columns-repeated="1011"/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float" office:value="3407" calcext:value-type="float">
            <text:p>3407</text:p>
          </table:table-cell>
          <table:table-cell office:value-type="float" office:value="104748" calcext:value-type="float">
            <text:p>104748</text:p>
          </table:table-cell>
          <table:table-cell office:value-type="float" office:value="57889" calcext:value-type="float">
            <text:p>57889</text:p>
          </table:table-cell>
          <table:table-cell office:value-type="float" office:value="105576" calcext:value-type="float">
            <text:p>105576</text:p>
          </table:table-cell>
          <table:table-cell office:value-type="float" office:value="28679" calcext:value-type="float">
            <text:p>28679</text:p>
          </table:table-cell>
          <table:table-cell/>
          <table:table-cell office:value-type="float" office:value="10165" calcext:value-type="float">
            <text:p>10165</text:p>
          </table:table-cell>
          <table:table-cell office:value-type="float" office:value="6495" calcext:value-type="float">
            <text:p>6495</text:p>
          </table:table-cell>
          <table:table-cell office:value-type="float" office:value="2431165" calcext:value-type="float">
            <text:p>2431165</text:p>
          </table:table-cell>
          <table:table-cell office:value-type="float" office:value="953195" calcext:value-type="float">
            <text:p>953195</text:p>
          </table:table-cell>
          <table:table-cell office:value-type="float" office:value="3635" calcext:value-type="float">
            <text:p>3635</text:p>
          </table:table-cell>
          <table:table-cell office:value-type="float" office:value="3145" calcext:value-type="float">
            <text:p>3145</text:p>
          </table:table-cell>
          <table:table-cell table:number-columns-repeated="1011"/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float" office:value="3005" calcext:value-type="float">
            <text:p>3005</text:p>
          </table:table-cell>
          <table:table-cell office:value-type="float" office:value="104462" calcext:value-type="float">
            <text:p>104462</text:p>
          </table:table-cell>
          <table:table-cell office:value-type="float" office:value="57783" calcext:value-type="float">
            <text:p>57783</text:p>
          </table:table-cell>
          <table:table-cell office:value-type="float" office:value="105409" calcext:value-type="float">
            <text:p>105409</text:p>
          </table:table-cell>
          <table:table-cell office:value-type="float" office:value="37400" calcext:value-type="float">
            <text:p>37400</text:p>
          </table:table-cell>
          <table:table-cell/>
          <table:table-cell office:value-type="float" office:value="10265" calcext:value-type="float">
            <text:p>10265</text:p>
          </table:table-cell>
          <table:table-cell office:value-type="float" office:value="6265" calcext:value-type="float">
            <text:p>6265</text:p>
          </table:table-cell>
          <table:table-cell office:value-type="float" office:value="2428930" calcext:value-type="float">
            <text:p>2428930</text:p>
          </table:table-cell>
          <table:table-cell office:value-type="float" office:value="950995" calcext:value-type="float">
            <text:p>950995</text:p>
          </table:table-cell>
          <table:table-cell office:value-type="float" office:value="3800" calcext:value-type="float">
            <text:p>3800</text:p>
          </table:table-cell>
          <table:table-cell office:value-type="float" office:value="3135" calcext:value-type="float">
            <text:p>3135</text:p>
          </table:table-cell>
          <table:table-cell table:number-columns-repeated="1011"/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3207" calcext:value-type="float">
            <text:p>3207</text:p>
          </table:table-cell>
          <table:table-cell office:value-type="float" office:value="104176" calcext:value-type="float">
            <text:p>104176</text:p>
          </table:table-cell>
          <table:table-cell office:value-type="float" office:value="61460" calcext:value-type="float">
            <text:p>61460</text:p>
          </table:table-cell>
          <table:table-cell office:value-type="float" office:value="106681" calcext:value-type="float">
            <text:p>106681</text:p>
          </table:table-cell>
          <table:table-cell office:value-type="float" office:value="29582" calcext:value-type="float">
            <text:p>29582</text:p>
          </table:table-cell>
          <table:table-cell/>
          <table:table-cell office:value-type="float" office:value="10230" calcext:value-type="float">
            <text:p>10230</text:p>
          </table:table-cell>
          <table:table-cell office:value-type="float" office:value="6645" calcext:value-type="float">
            <text:p>6645</text:p>
          </table:table-cell>
          <table:table-cell office:value-type="float" office:value="2367390" calcext:value-type="float">
            <text:p>2367390</text:p>
          </table:table-cell>
          <table:table-cell office:value-type="float" office:value="902990" calcext:value-type="float">
            <text:p>902990</text:p>
          </table:table-cell>
          <table:table-cell office:value-type="float" office:value="3549" calcext:value-type="float">
            <text:p>3549</text:p>
          </table:table-cell>
          <table:table-cell office:value-type="float" office:value="3180" calcext:value-type="float">
            <text:p>3180</text:p>
          </table:table-cell>
          <table:table-cell table:number-columns-repeated="1011"/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float" office:value="2999" calcext:value-type="float">
            <text:p>2999</text:p>
          </table:table-cell>
          <table:table-cell office:value-type="float" office:value="108606" calcext:value-type="float">
            <text:p>108606</text:p>
          </table:table-cell>
          <table:table-cell office:value-type="float" office:value="57774" calcext:value-type="float">
            <text:p>57774</text:p>
          </table:table-cell>
          <table:table-cell office:value-type="float" office:value="115638" calcext:value-type="float">
            <text:p>115638</text:p>
          </table:table-cell>
          <table:table-cell office:value-type="float" office:value="29910" calcext:value-type="float">
            <text:p>29910</text:p>
          </table:table-cell>
          <table:table-cell/>
          <table:table-cell office:value-type="float" office:value="10180" calcext:value-type="float">
            <text:p>10180</text:p>
          </table:table-cell>
          <table:table-cell office:value-type="float" office:value="6170" calcext:value-type="float">
            <text:p>6170</text:p>
          </table:table-cell>
          <table:table-cell office:value-type="float" office:value="2467000" calcext:value-type="float">
            <text:p>2467000</text:p>
          </table:table-cell>
          <table:table-cell office:value-type="float" office:value="947855" calcext:value-type="float">
            <text:p>947855</text:p>
          </table:table-cell>
          <table:table-cell office:value-type="float" office:value="3385" calcext:value-type="float">
            <text:p>3385</text:p>
          </table:table-cell>
          <table:table-cell office:value-type="float" office:value="3899" calcext:value-type="float">
            <text:p>3899</text:p>
          </table:table-cell>
          <table:table-cell table:number-columns-repeated="1011"/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float" office:value="3168" calcext:value-type="float">
            <text:p>3168</text:p>
          </table:table-cell>
          <table:table-cell office:value-type="float" office:value="104840" calcext:value-type="float">
            <text:p>104840</text:p>
          </table:table-cell>
          <table:table-cell office:value-type="float" office:value="56870" calcext:value-type="float">
            <text:p>56870</text:p>
          </table:table-cell>
          <table:table-cell office:value-type="float" office:value="122605" calcext:value-type="float">
            <text:p>122605</text:p>
          </table:table-cell>
          <table:table-cell office:value-type="float" office:value="30185" calcext:value-type="float">
            <text:p>30185</text:p>
          </table:table-cell>
          <table:table-cell/>
          <table:table-cell office:value-type="float" office:value="10185" calcext:value-type="float">
            <text:p>10185</text:p>
          </table:table-cell>
          <table:table-cell office:value-type="float" office:value="6185" calcext:value-type="float">
            <text:p>6185</text:p>
          </table:table-cell>
          <table:table-cell office:value-type="float" office:value="2510265" calcext:value-type="float">
            <text:p>2510265</text:p>
          </table:table-cell>
          <table:table-cell office:value-type="float" office:value="955515" calcext:value-type="float">
            <text:p>955515</text:p>
          </table:table-cell>
          <table:table-cell office:value-type="float" office:value="3365" calcext:value-type="float">
            <text:p>3365</text:p>
          </table:table-cell>
          <table:table-cell office:value-type="float" office:value="3145" calcext:value-type="float">
            <text:p>3145</text:p>
          </table:table-cell>
          <table:table-cell table:number-columns-repeated="1011"/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3060" calcext:value-type="float">
            <text:p>3060</text:p>
          </table:table-cell>
          <table:table-cell office:value-type="float" office:value="101151" calcext:value-type="float">
            <text:p>101151</text:p>
          </table:table-cell>
          <table:table-cell office:value-type="float" office:value="56946" calcext:value-type="float">
            <text:p>56946</text:p>
          </table:table-cell>
          <table:table-cell office:value-type="float" office:value="118906" calcext:value-type="float">
            <text:p>118906</text:p>
          </table:table-cell>
          <table:table-cell office:value-type="float" office:value="30648" calcext:value-type="float">
            <text:p>30648</text:p>
          </table:table-cell>
          <table:table-cell/>
          <table:table-cell office:value-type="float" office:value="10170" calcext:value-type="float">
            <text:p>10170</text:p>
          </table:table-cell>
          <table:table-cell office:value-type="float" office:value="6405" calcext:value-type="float">
            <text:p>6405</text:p>
          </table:table-cell>
          <table:table-cell office:value-type="float" office:value="2414975" calcext:value-type="float">
            <text:p>2414975</text:p>
          </table:table-cell>
          <table:table-cell office:value-type="float" office:value="933940" calcext:value-type="float">
            <text:p>933940</text:p>
          </table:table-cell>
          <table:table-cell office:value-type="float" office:value="3670" calcext:value-type="float">
            <text:p>3670</text:p>
          </table:table-cell>
          <table:table-cell office:value-type="float" office:value="3175" calcext:value-type="float">
            <text:p>3175</text:p>
          </table:table-cell>
          <table:table-cell table:number-columns-repeated="1011"/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float" office:value="3353" calcext:value-type="float">
            <text:p>3353</text:p>
          </table:table-cell>
          <table:table-cell office:value-type="float" office:value="99545" calcext:value-type="float">
            <text:p>99545</text:p>
          </table:table-cell>
          <table:table-cell office:value-type="float" office:value="56797" calcext:value-type="float">
            <text:p>56797</text:p>
          </table:table-cell>
          <table:table-cell office:value-type="float" office:value="110366" calcext:value-type="float">
            <text:p>110366</text:p>
          </table:table-cell>
          <table:table-cell office:value-type="float" office:value="40487" calcext:value-type="float">
            <text:p>40487</text:p>
          </table:table-cell>
          <table:table-cell/>
          <table:table-cell office:value-type="float" office:value="11310" calcext:value-type="float">
            <text:p>11310</text:p>
          </table:table-cell>
          <table:table-cell office:value-type="float" office:value="6180" calcext:value-type="float">
            <text:p>6180</text:p>
          </table:table-cell>
          <table:table-cell office:value-type="float" office:value="2440625" calcext:value-type="float">
            <text:p>2440625</text:p>
          </table:table-cell>
          <table:table-cell office:value-type="float" office:value="947940" calcext:value-type="float">
            <text:p>947940</text:p>
          </table:table-cell>
          <table:table-cell office:value-type="float" office:value="3845" calcext:value-type="float">
            <text:p>3845</text:p>
          </table:table-cell>
          <table:table-cell office:value-type="float" office:value="3390" calcext:value-type="float">
            <text:p>3390</text:p>
          </table:table-cell>
          <table:table-cell table:number-columns-repeated="1011"/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float" office:value="3048" calcext:value-type="float">
            <text:p>3048</text:p>
          </table:table-cell>
          <table:table-cell office:value-type="float" office:value="99455" calcext:value-type="float">
            <text:p>99455</text:p>
          </table:table-cell>
          <table:table-cell office:value-type="float" office:value="57097" calcext:value-type="float">
            <text:p>57097</text:p>
          </table:table-cell>
          <table:table-cell office:value-type="float" office:value="123261" calcext:value-type="float">
            <text:p>123261</text:p>
          </table:table-cell>
          <table:table-cell office:value-type="float" office:value="31230" calcext:value-type="float">
            <text:p>31230</text:p>
          </table:table-cell>
          <table:table-cell/>
          <table:table-cell office:value-type="float" office:value="10860" calcext:value-type="float">
            <text:p>10860</text:p>
          </table:table-cell>
          <table:table-cell office:value-type="float" office:value="6485" calcext:value-type="float">
            <text:p>6485</text:p>
          </table:table-cell>
          <table:table-cell office:value-type="float" office:value="2426445" calcext:value-type="float">
            <text:p>2426445</text:p>
          </table:table-cell>
          <table:table-cell office:value-type="float" office:value="956460" calcext:value-type="float">
            <text:p>956460</text:p>
          </table:table-cell>
          <table:table-cell office:value-type="float" office:value="3430" calcext:value-type="float">
            <text:p>3430</text:p>
          </table:table-cell>
          <table:table-cell office:value-type="float" office:value="3210" calcext:value-type="float">
            <text:p>3210</text:p>
          </table:table-cell>
          <table:table-cell table:number-columns-repeated="1011"/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3233" calcext:value-type="float">
            <text:p>3233</text:p>
          </table:table-cell>
          <table:table-cell office:value-type="float" office:value="99386" calcext:value-type="float">
            <text:p>99386</text:p>
          </table:table-cell>
          <table:table-cell office:value-type="float" office:value="58265" calcext:value-type="float">
            <text:p>58265</text:p>
          </table:table-cell>
          <table:table-cell office:value-type="float" office:value="112106" calcext:value-type="float">
            <text:p>112106</text:p>
          </table:table-cell>
          <table:table-cell office:value-type="float" office:value="74030" calcext:value-type="float">
            <text:p>74030</text:p>
          </table:table-cell>
          <table:table-cell/>
          <table:table-cell office:value-type="float" office:value="10940" calcext:value-type="float">
            <text:p>10940</text:p>
          </table:table-cell>
          <table:table-cell office:value-type="float" office:value="6390" calcext:value-type="float">
            <text:p>6390</text:p>
          </table:table-cell>
          <table:table-cell office:value-type="float" office:value="2427215" calcext:value-type="float">
            <text:p>2427215</text:p>
          </table:table-cell>
          <table:table-cell office:value-type="float" office:value="941180" calcext:value-type="float">
            <text:p>941180</text:p>
          </table:table-cell>
          <table:table-cell office:value-type="float" office:value="4055" calcext:value-type="float">
            <text:p>4055</text:p>
          </table:table-cell>
          <table:table-cell office:value-type="float" office:value="3215" calcext:value-type="float">
            <text:p>3215</text:p>
          </table:table-cell>
          <table:table-cell table:number-columns-repeated="1011"/>
        </table:table-row>
        <table:table-row table:style-name="ro1">
          <table:table-cell office:value-type="float" office:value="4872" calcext:value-type="float">
            <text:p>4872</text:p>
          </table:table-cell>
          <table:table-cell office:value-type="float" office:value="3121" calcext:value-type="float">
            <text:p>3121</text:p>
          </table:table-cell>
          <table:table-cell office:value-type="float" office:value="101885" calcext:value-type="float">
            <text:p>101885</text:p>
          </table:table-cell>
          <table:table-cell office:value-type="float" office:value="56701" calcext:value-type="float">
            <text:p>56701</text:p>
          </table:table-cell>
          <table:table-cell office:value-type="float" office:value="112914" calcext:value-type="float">
            <text:p>112914</text:p>
          </table:table-cell>
          <table:table-cell office:value-type="float" office:value="32064" calcext:value-type="float">
            <text:p>32064</text:p>
          </table:table-cell>
          <table:table-cell/>
          <table:table-cell office:value-type="float" office:value="10430" calcext:value-type="float">
            <text:p>10430</text:p>
          </table:table-cell>
          <table:table-cell office:value-type="float" office:value="6200" calcext:value-type="float">
            <text:p>6200</text:p>
          </table:table-cell>
          <table:table-cell office:value-type="float" office:value="2482470" calcext:value-type="float">
            <text:p>2482470</text:p>
          </table:table-cell>
          <table:table-cell office:value-type="float" office:value="951750" calcext:value-type="float">
            <text:p>951750</text:p>
          </table:table-cell>
          <table:table-cell office:value-type="float" office:value="3325" calcext:value-type="float">
            <text:p>3325</text:p>
          </table:table-cell>
          <table:table-cell office:value-type="float" office:value="3135" calcext:value-type="float">
            <text:p>3135</text:p>
          </table:table-cell>
          <table:table-cell table:number-columns-repeated="1011"/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3185" calcext:value-type="float">
            <text:p>3185</text:p>
          </table:table-cell>
          <table:table-cell office:value-type="float" office:value="98912" calcext:value-type="float">
            <text:p>98912</text:p>
          </table:table-cell>
          <table:table-cell office:value-type="float" office:value="56952" calcext:value-type="float">
            <text:p>56952</text:p>
          </table:table-cell>
          <table:table-cell office:value-type="float" office:value="124434" calcext:value-type="float">
            <text:p>124434</text:p>
          </table:table-cell>
          <table:table-cell office:value-type="float" office:value="37374" calcext:value-type="float">
            <text:p>37374</text:p>
          </table:table-cell>
          <table:table-cell/>
          <table:table-cell office:value-type="float" office:value="10790" calcext:value-type="float">
            <text:p>10790</text:p>
          </table:table-cell>
          <table:table-cell office:value-type="float" office:value="6680" calcext:value-type="float">
            <text:p>6680</text:p>
          </table:table-cell>
          <table:table-cell office:value-type="float" office:value="2379155" calcext:value-type="float">
            <text:p>2379155</text:p>
          </table:table-cell>
          <table:table-cell office:value-type="float" office:value="952270" calcext:value-type="float">
            <text:p>952270</text:p>
          </table:table-cell>
          <table:table-cell office:value-type="float" office:value="3610" calcext:value-type="float">
            <text:p>3610</text:p>
          </table:table-cell>
          <table:table-cell office:value-type="float" office:value="3590" calcext:value-type="float">
            <text:p>3590</text:p>
          </table:table-cell>
          <table:table-cell table:number-columns-repeated="1011"/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3009" calcext:value-type="float">
            <text:p>3009</text:p>
          </table:table-cell>
          <table:table-cell office:value-type="float" office:value="104954" calcext:value-type="float">
            <text:p>104954</text:p>
          </table:table-cell>
          <table:table-cell office:value-type="float" office:value="56845" calcext:value-type="float">
            <text:p>56845</text:p>
          </table:table-cell>
          <table:table-cell office:value-type="float" office:value="116023" calcext:value-type="float">
            <text:p>116023</text:p>
          </table:table-cell>
          <table:table-cell office:value-type="float" office:value="32827" calcext:value-type="float">
            <text:p>32827</text:p>
          </table:table-cell>
          <table:table-cell/>
          <table:table-cell office:value-type="float" office:value="10605" calcext:value-type="float">
            <text:p>10605</text:p>
          </table:table-cell>
          <table:table-cell office:value-type="float" office:value="6305" calcext:value-type="float">
            <text:p>6305</text:p>
          </table:table-cell>
          <table:table-cell office:value-type="float" office:value="2459955" calcext:value-type="float">
            <text:p>2459955</text:p>
          </table:table-cell>
          <table:table-cell office:value-type="float" office:value="973995" calcext:value-type="float">
            <text:p>973995</text:p>
          </table:table-cell>
          <table:table-cell office:value-type="float" office:value="3315" calcext:value-type="float">
            <text:p>3315</text:p>
          </table:table-cell>
          <table:table-cell office:value-type="float" office:value="3255" calcext:value-type="float">
            <text:p>3255</text:p>
          </table:table-cell>
          <table:table-cell table:number-columns-repeated="1011"/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float" office:value="3345" calcext:value-type="float">
            <text:p>3345</text:p>
          </table:table-cell>
          <table:table-cell office:value-type="float" office:value="98637" calcext:value-type="float">
            <text:p>98637</text:p>
          </table:table-cell>
          <table:table-cell office:value-type="float" office:value="56706" calcext:value-type="float">
            <text:p>56706</text:p>
          </table:table-cell>
          <table:table-cell office:value-type="float" office:value="126509" calcext:value-type="float">
            <text:p>126509</text:p>
          </table:table-cell>
          <table:table-cell office:value-type="float" office:value="33809" calcext:value-type="float">
            <text:p>33809</text:p>
          </table:table-cell>
          <table:table-cell/>
          <table:table-cell office:value-type="float" office:value="10715" calcext:value-type="float">
            <text:p>10715</text:p>
          </table:table-cell>
          <table:table-cell office:value-type="float" office:value="6240" calcext:value-type="float">
            <text:p>6240</text:p>
          </table:table-cell>
          <table:table-cell office:value-type="float" office:value="2423040" calcext:value-type="float">
            <text:p>2423040</text:p>
          </table:table-cell>
          <table:table-cell office:value-type="float" office:value="948685" calcext:value-type="float">
            <text:p>948685</text:p>
          </table:table-cell>
          <table:table-cell office:value-type="float" office:value="3470" calcext:value-type="float">
            <text:p>3470</text:p>
          </table:table-cell>
          <table:table-cell office:value-type="float" office:value="3120" calcext:value-type="float">
            <text:p>3120</text:p>
          </table:table-cell>
          <table:table-cell table:number-columns-repeated="1011"/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3216" calcext:value-type="float">
            <text:p>3216</text:p>
          </table:table-cell>
          <table:table-cell office:value-type="float" office:value="98595" calcext:value-type="float">
            <text:p>98595</text:p>
          </table:table-cell>
          <table:table-cell office:value-type="float" office:value="56826" calcext:value-type="float">
            <text:p>56826</text:p>
          </table:table-cell>
          <table:table-cell office:value-type="float" office:value="116801" calcext:value-type="float">
            <text:p>116801</text:p>
          </table:table-cell>
          <table:table-cell office:value-type="float" office:value="43698" calcext:value-type="float">
            <text:p>43698</text:p>
          </table:table-cell>
          <table:table-cell/>
          <table:table-cell office:value-type="float" office:value="10605" calcext:value-type="float">
            <text:p>10605</text:p>
          </table:table-cell>
          <table:table-cell office:value-type="float" office:value="6370" calcext:value-type="float">
            <text:p>6370</text:p>
          </table:table-cell>
          <table:table-cell office:value-type="float" office:value="2469380" calcext:value-type="float">
            <text:p>2469380</text:p>
          </table:table-cell>
          <table:table-cell office:value-type="float" office:value="947965" calcext:value-type="float">
            <text:p>947965</text:p>
          </table:table-cell>
          <table:table-cell office:value-type="float" office:value="3735" calcext:value-type="float">
            <text:p>3735</text:p>
          </table:table-cell>
          <table:table-cell office:value-type="float" office:value="3125" calcext:value-type="float">
            <text:p>312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formula="of:=AVERAGE([.A4:.A53])" office:value-type="float" office:value="5917.56" calcext:value-type="float">
            <text:p>5917.56</text:p>
          </table:table-cell>
          <table:table-cell table:formula="of:=AVERAGE([.B4:.B53])" office:value-type="float" office:value="4130.36" calcext:value-type="float">
            <text:p>4130.36</text:p>
          </table:table-cell>
          <table:table-cell table:formula="of:=AVERAGE([.C4:.C53])" office:value-type="float" office:value="104381.88" calcext:value-type="float">
            <text:p>104381.88</text:p>
          </table:table-cell>
          <table:table-cell table:formula="of:=AVERAGE([.D4:.D53])" office:value-type="float" office:value="59284.64" calcext:value-type="float">
            <text:p>59284.64</text:p>
          </table:table-cell>
          <table:table-cell table:formula="of:=AVERAGE([.E4:.E53])" office:value-type="float" office:value="101531.6" calcext:value-type="float">
            <text:p>101531.6</text:p>
          </table:table-cell>
          <table:table-cell table:formula="of:=AVERAGE([.F4:.F53])" office:value-type="float" office:value="28932.84" calcext:value-type="float">
            <text:p>28932.84</text:p>
          </table:table-cell>
          <table:table-cell/>
          <table:table-cell table:formula="of:=AVERAGE([.H4:.H53])" office:value-type="float" office:value="11247.52" calcext:value-type="float">
            <text:p>11247.52</text:p>
          </table:table-cell>
          <table:table-cell table:formula="of:=AVERAGE([.I4:.I53])" office:value-type="float" office:value="6818.8" calcext:value-type="float">
            <text:p>6818.8</text:p>
          </table:table-cell>
          <table:table-cell table:formula="of:=AVERAGE([.J4:.J53])" office:value-type="float" office:value="2418400.9" calcext:value-type="float">
            <text:p>2418400.9</text:p>
          </table:table-cell>
          <table:table-cell table:formula="of:=AVERAGE([.K4:.K53])" office:value-type="float" office:value="940305.6" calcext:value-type="float">
            <text:p>940305.6</text:p>
          </table:table-cell>
          <table:table-cell table:formula="of:=AVERAGE([.L4:.L53])" office:value-type="float" office:value="3953.48" calcext:value-type="float">
            <text:p>3953.48</text:p>
          </table:table-cell>
          <table:table-cell table:formula="of:=AVERAGE([.M4:.M53])" office:value-type="float" office:value="3646.88" calcext:value-type="float">
            <text:p>3646.88</text:p>
          </table:table-cell>
          <table:table-cell table:number-columns-repeated="1011"/>
        </table:table-row>
        <table:table-row table:style-name="ro1">
          <table:table-cell table:formula="of:=[.A55]/1000" office:value-type="float" office:value="5.91756" calcext:value-type="float">
            <text:p>5.91756</text:p>
          </table:table-cell>
          <table:table-cell table:formula="of:=[.B55]/1000" office:value-type="float" office:value="4.13036" calcext:value-type="float">
            <text:p>4.13036</text:p>
          </table:table-cell>
          <table:table-cell table:formula="of:=[.C55]/1000" office:value-type="float" office:value="104.38188" calcext:value-type="float">
            <text:p>104.38188</text:p>
          </table:table-cell>
          <table:table-cell table:formula="of:=[.D55]/1000" office:value-type="float" office:value="59.28464" calcext:value-type="float">
            <text:p>59.28464</text:p>
          </table:table-cell>
          <table:table-cell table:formula="of:=[.E55]/1000" office:value-type="float" office:value="101.5316" calcext:value-type="float">
            <text:p>101.5316</text:p>
          </table:table-cell>
          <table:table-cell table:formula="of:=[.F55]/1000" office:value-type="float" office:value="28.93284" calcext:value-type="float">
            <text:p>28.93284</text:p>
          </table:table-cell>
          <table:table-cell/>
          <table:table-cell table:formula="of:=[.H55]/1000" office:value-type="float" office:value="11.24752" calcext:value-type="float">
            <text:p>11.24752</text:p>
          </table:table-cell>
          <table:table-cell table:formula="of:=[.I55]/1000" office:value-type="float" office:value="6.8188" calcext:value-type="float">
            <text:p>6.8188</text:p>
          </table:table-cell>
          <table:table-cell table:formula="of:=[.J55]/1000" office:value-type="float" office:value="2418.4009" calcext:value-type="float">
            <text:p>2418.4009</text:p>
          </table:table-cell>
          <table:table-cell table:formula="of:=[.K55]/1000" office:value-type="float" office:value="940.3056" calcext:value-type="float">
            <text:p>940.3056</text:p>
          </table:table-cell>
          <table:table-cell table:formula="of:=[.L55]/1000" office:value-type="float" office:value="3.95348" calcext:value-type="float">
            <text:p>3.95348</text:p>
          </table:table-cell>
          <table:table-cell table:formula="of:=[.M55]/1000" office:value-type="float" office:value="3.64688" calcext:value-type="float">
            <text:p>3.6468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formula="of:=AVERAGE([.A10:.A53])" office:value-type="float" office:value="4869" calcext:value-type="float">
            <text:p>4869</text:p>
          </table:table-cell>
          <table:table-cell table:formula="of:=AVERAGE([.B10:.B53])" office:value-type="float" office:value="3244.65909090909" calcext:value-type="float">
            <text:p>3244.6590909091</text:p>
          </table:table-cell>
          <table:table-cell table:formula="of:=AVERAGE([.C10:.C53])" office:value-type="float" office:value="101234.931818182" calcext:value-type="float">
            <text:p>101234.931818182</text:p>
          </table:table-cell>
          <table:table-cell table:formula="of:=AVERAGE([.D10:.D53])" office:value-type="float" office:value="57604.5" calcext:value-type="float">
            <text:p>57604.5</text:p>
          </table:table-cell>
          <table:table-cell table:formula="of:=AVERAGE([.E10:.E53])" office:value-type="float" office:value="100397.568181818" calcext:value-type="float">
            <text:p>100397.568181818</text:p>
          </table:table-cell>
          <table:table-cell table:formula="of:=AVERAGE([.F10:.F53])" office:value-type="float" office:value="28428.8636363636" calcext:value-type="float">
            <text:p>28428.8636363636</text:p>
          </table:table-cell>
          <table:table-cell/>
          <table:table-cell table:formula="of:=AVERAGE([.H10:.H53])" office:value-type="float" office:value="10430.5909090909" calcext:value-type="float">
            <text:p>10430.5909090909</text:p>
          </table:table-cell>
          <table:table-cell table:formula="of:=AVERAGE([.I10:.I53])" office:value-type="float" office:value="6476.25" calcext:value-type="float">
            <text:p>6476.25</text:p>
          </table:table-cell>
          <table:table-cell table:formula="of:=AVERAGE([.J10:.J53])" office:value-type="float" office:value="2414909.77272727" calcext:value-type="float">
            <text:p>2414909.77272727</text:p>
          </table:table-cell>
          <table:table-cell table:formula="of:=AVERAGE([.K10:.K53])" office:value-type="float" office:value="938835.795454545" calcext:value-type="float">
            <text:p>938835.795454545</text:p>
          </table:table-cell>
          <table:table-cell table:formula="of:=AVERAGE([.L10:.L53])" office:value-type="float" office:value="3651.11363636364" calcext:value-type="float">
            <text:p>3651.1136363636</text:p>
          </table:table-cell>
          <table:table-cell table:formula="of:=AVERAGE([.M10:.M53])" office:value-type="float" office:value="3456.45454545455" calcext:value-type="float">
            <text:p>3456.4545454546</text:p>
          </table:table-cell>
          <table:table-cell table:number-columns-repeated="1011"/>
        </table:table-row>
        <table:table-row table:style-name="ro1">
          <table:table-cell table:formula="of:=[.A58]/1000" office:value-type="float" office:value="4.869" calcext:value-type="float">
            <text:p>4.869</text:p>
          </table:table-cell>
          <table:table-cell table:formula="of:=[.B58]/1000" office:value-type="float" office:value="3.24465909090909" calcext:value-type="float">
            <text:p>3.2446590909</text:p>
          </table:table-cell>
          <table:table-cell table:formula="of:=[.C58]/1000" office:value-type="float" office:value="101.234931818182" calcext:value-type="float">
            <text:p>101.2349318182</text:p>
          </table:table-cell>
          <table:table-cell table:formula="of:=[.D58]/1000" office:value-type="float" office:value="57.6045" calcext:value-type="float">
            <text:p>57.6045</text:p>
          </table:table-cell>
          <table:table-cell table:formula="of:=[.E58]/1000" office:value-type="float" office:value="100.397568181818" calcext:value-type="float">
            <text:p>100.3975681818</text:p>
          </table:table-cell>
          <table:table-cell table:formula="of:=[.F58]/1000" office:value-type="float" office:value="28.4288636363636" calcext:value-type="float">
            <text:p>28.4288636364</text:p>
          </table:table-cell>
          <table:table-cell/>
          <table:table-cell table:formula="of:=[.H58]/1000" office:value-type="float" office:value="10.4305909090909" calcext:value-type="float">
            <text:p>10.4305909091</text:p>
          </table:table-cell>
          <table:table-cell table:formula="of:=[.I58]/1000" office:value-type="float" office:value="6.47625" calcext:value-type="float">
            <text:p>6.47625</text:p>
          </table:table-cell>
          <table:table-cell table:formula="of:=[.J58]/1000" office:value-type="float" office:value="2414.90977272727" calcext:value-type="float">
            <text:p>2414.9097727273</text:p>
          </table:table-cell>
          <table:table-cell table:formula="of:=[.K58]/1000" office:value-type="float" office:value="938.835795454545" calcext:value-type="float">
            <text:p>938.8357954545</text:p>
          </table:table-cell>
          <table:table-cell table:formula="of:=[.L58]/1000" office:value-type="float" office:value="3.65111363636364" calcext:value-type="float">
            <text:p>3.6511136364</text:p>
          </table:table-cell>
          <table:table-cell table:formula="of:=[.M58]/1000" office:value-type="float" office:value="3.45645454545455" calcext:value-type="float">
            <text:p>3.4564545455</text:p>
          </table:table-cell>
          <table:table-cell table:number-columns-repeated="1011"/>
        </table:table-row>
      </table:table>
      <table:table table:name="2017-03-18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Native Dart</text:p>
          </table:table-cell>
          <table:covered-table-cell table:style-name="ce2"/>
          <table:covered-table-cell table:style-name="ce1"/>
          <table:covered-table-cell table:style-name="ce2"/>
          <table:covered-table-cell table:style-name="ce1"/>
          <table:covered-table-cell table:style-name="ce2"/>
          <table:table-cell table:style-name="ce2"/>
          <table:table-cell table:style-name="ce1" office:value-type="string" calcext:value-type="string" table:number-columns-spanned="6" table:number-rows-spanned="1">
            <text:p>Javascript</text:p>
          </table:table-cell>
          <table:covered-table-cell table:style-name="ce2"/>
          <table:covered-table-cell table:style-name="ce1"/>
          <table:covered-table-cell table:style-name="ce2"/>
          <table:covered-table-cell table:style-name="ce1"/>
          <table:covered-table-cell table:style-name="ce2"/>
          <table:table-cell table:style-name="ce2" table:number-columns-repeated="1011"/>
        </table:table-row>
        <table:table-row table:style-name="ro1">
          <table:table-cell table:style-name="ce1" office:value-type="string" calcext:value-type="string" table:number-columns-spanned="2" table:number-rows-spanned="1">
            <text:p>Manual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DSON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Interop</text:p>
          </table:table-cell>
          <table:covered-table-cell table:style-name="ce2"/>
          <table:table-cell table:style-name="ce2"/>
          <table:table-cell table:style-name="ce1" office:value-type="string" calcext:value-type="string" table:number-columns-spanned="2" table:number-rows-spanned="1">
            <text:p>Manual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DSON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Interop</text:p>
          </table:table-cell>
          <table:covered-table-cell table:style-name="ce2"/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Serialise</text:p>
          </table:table-cell>
          <table:table-cell table:style-name="ce2" office:value-type="string" calcext:value-type="string">
            <text:p>Deserialise</text:p>
          </table:table-cell>
          <table:table-cell table:style-name="ce2" office:value-type="string" calcext:value-type="string">
            <text:p>Serialise</text:p>
          </table:table-cell>
          <table:table-cell table:style-name="ce2" office:value-type="string" calcext:value-type="string">
            <text:p>Deserialise</text:p>
          </table:table-cell>
          <table:table-cell table:style-name="ce2" office:value-type="string" calcext:value-type="string">
            <text:p>Serialise</text:p>
          </table:table-cell>
          <table:table-cell table:style-name="ce2" office:value-type="string" calcext:value-type="string">
            <text:p>Deserialise</text:p>
          </table:table-cell>
          <table:table-cell table:style-name="ce2"/>
          <table:table-cell table:style-name="ce2" office:value-type="string" calcext:value-type="string">
            <text:p>Serialise</text:p>
          </table:table-cell>
          <table:table-cell table:style-name="ce2" office:value-type="string" calcext:value-type="string">
            <text:p>Deserialise</text:p>
          </table:table-cell>
          <table:table-cell table:style-name="ce2" office:value-type="string" calcext:value-type="string">
            <text:p>Serialise</text:p>
          </table:table-cell>
          <table:table-cell table:style-name="ce2" office:value-type="string" calcext:value-type="string">
            <text:p>Deserialise</text:p>
          </table:table-cell>
          <table:table-cell table:style-name="ce2" office:value-type="string" calcext:value-type="string">
            <text:p>Serialise</text:p>
          </table:table-cell>
          <table:table-cell table:style-name="ce2" office:value-type="string" calcext:value-type="string">
            <text:p>Deserialise</text:p>
          </table:table-cell>
          <table:table-cell table:style-name="ce2"/>
          <table:table-cell table:number-columns-repeated="2"/>
          <table:table-cell table:style-name="ce2" table:number-columns-repeated="1008"/>
        </table:table-row>
        <table:table-row table:style-name="ro1">
          <table:table-cell office:value-type="float" office:value="47894" calcext:value-type="float">
            <text:p>47894</text:p>
          </table:table-cell>
          <table:table-cell office:value-type="float" office:value="27294" calcext:value-type="float">
            <text:p>27294</text:p>
          </table:table-cell>
          <table:table-cell office:value-type="float" office:value="87452" calcext:value-type="float">
            <text:p>87452</text:p>
          </table:table-cell>
          <table:table-cell office:value-type="float" office:value="81959" calcext:value-type="float">
            <text:p>81959</text:p>
          </table:table-cell>
          <table:table-cell office:value-type="float" office:value="226806" calcext:value-type="float">
            <text:p>226806</text:p>
          </table:table-cell>
          <table:table-cell office:value-type="float" office:value="44530" calcext:value-type="float">
            <text:p>44530</text:p>
          </table:table-cell>
          <table:table-cell/>
          <table:table-cell office:value-type="float" office:value="48820" calcext:value-type="float">
            <text:p>48820</text:p>
          </table:table-cell>
          <table:table-cell office:value-type="float" office:value="24420" calcext:value-type="float">
            <text:p>24420</text:p>
          </table:table-cell>
          <table:table-cell office:value-type="float" office:value="154720" calcext:value-type="float">
            <text:p>154720</text:p>
          </table:table-cell>
          <table:table-cell office:value-type="float" office:value="99665" calcext:value-type="float">
            <text:p>99665</text:p>
          </table:table-cell>
          <table:table-cell office:value-type="float" office:value="5125" calcext:value-type="float">
            <text:p>5125</text:p>
          </table:table-cell>
          <table:table-cell office:value-type="float" office:value="4175" calcext:value-type="float">
            <text:p>4175</text:p>
          </table:table-cell>
          <table:table-cell table:number-columns-repeated="1011"/>
        </table:table-row>
        <table:table-row table:style-name="ro1">
          <table:table-cell office:value-type="float" office:value="12221" calcext:value-type="float">
            <text:p>12221</text:p>
          </table:table-cell>
          <table:table-cell office:value-type="float" office:value="7738" calcext:value-type="float">
            <text:p>7738</text:p>
          </table:table-cell>
          <table:table-cell office:value-type="float" office:value="44659" calcext:value-type="float">
            <text:p>44659</text:p>
          </table:table-cell>
          <table:table-cell office:value-type="float" office:value="48912" calcext:value-type="float">
            <text:p>48912</text:p>
          </table:table-cell>
          <table:table-cell office:value-type="float" office:value="75115" calcext:value-type="float">
            <text:p>75115</text:p>
          </table:table-cell>
          <table:table-cell office:value-type="float" office:value="15973" calcext:value-type="float">
            <text:p>15973</text:p>
          </table:table-cell>
          <table:table-cell/>
          <table:table-cell office:value-type="float" office:value="27150" calcext:value-type="float">
            <text:p>27150</text:p>
          </table:table-cell>
          <table:table-cell office:value-type="float" office:value="8620" calcext:value-type="float">
            <text:p>8620</text:p>
          </table:table-cell>
          <table:table-cell office:value-type="float" office:value="77280" calcext:value-type="float">
            <text:p>77280</text:p>
          </table:table-cell>
          <table:table-cell office:value-type="float" office:value="51330" calcext:value-type="float">
            <text:p>51330</text:p>
          </table:table-cell>
          <table:table-cell office:value-type="float" office:value="5000" calcext:value-type="float">
            <text:p>5000</text:p>
          </table:table-cell>
          <table:table-cell office:value-type="float" office:value="6335" calcext:value-type="float">
            <text:p>6335</text:p>
          </table:table-cell>
          <table:table-cell table:number-columns-repeated="1011"/>
        </table:table-row>
        <table:table-row table:style-name="ro1">
          <table:table-cell office:value-type="float" office:value="10673" calcext:value-type="float">
            <text:p>10673</text:p>
          </table:table-cell>
          <table:table-cell office:value-type="float" office:value="6299" calcext:value-type="float">
            <text:p>6299</text:p>
          </table:table-cell>
          <table:table-cell office:value-type="float" office:value="33058" calcext:value-type="float">
            <text:p>33058</text:p>
          </table:table-cell>
          <table:table-cell office:value-type="float" office:value="37586" calcext:value-type="float">
            <text:p>37586</text:p>
          </table:table-cell>
          <table:table-cell office:value-type="float" office:value="75357" calcext:value-type="float">
            <text:p>75357</text:p>
          </table:table-cell>
          <table:table-cell office:value-type="float" office:value="16051" calcext:value-type="float">
            <text:p>16051</text:p>
          </table:table-cell>
          <table:table-cell/>
          <table:table-cell office:value-type="float" office:value="12050" calcext:value-type="float">
            <text:p>12050</text:p>
          </table:table-cell>
          <table:table-cell office:value-type="float" office:value="8130" calcext:value-type="float">
            <text:p>8130</text:p>
          </table:table-cell>
          <table:table-cell office:value-type="float" office:value="56710" calcext:value-type="float">
            <text:p>56710</text:p>
          </table:table-cell>
          <table:table-cell office:value-type="float" office:value="49145" calcext:value-type="float">
            <text:p>49145</text:p>
          </table:table-cell>
          <table:table-cell office:value-type="float" office:value="3270" calcext:value-type="float">
            <text:p>3270</text:p>
          </table:table-cell>
          <table:table-cell office:value-type="float" office:value="3195" calcext:value-type="float">
            <text:p>3195</text:p>
          </table:table-cell>
          <table:table-cell table:number-columns-repeated="1011"/>
        </table:table-row>
        <table:table-row table:style-name="ro1">
          <table:table-cell office:value-type="float" office:value="20653" calcext:value-type="float">
            <text:p>20653</text:p>
          </table:table-cell>
          <table:table-cell office:value-type="float" office:value="5108" calcext:value-type="float">
            <text:p>5108</text:p>
          </table:table-cell>
          <table:table-cell office:value-type="float" office:value="29599" calcext:value-type="float">
            <text:p>29599</text:p>
          </table:table-cell>
          <table:table-cell office:value-type="float" office:value="36609" calcext:value-type="float">
            <text:p>36609</text:p>
          </table:table-cell>
          <table:table-cell office:value-type="float" office:value="87795" calcext:value-type="float">
            <text:p>87795</text:p>
          </table:table-cell>
          <table:table-cell office:value-type="float" office:value="21149" calcext:value-type="float">
            <text:p>21149</text:p>
          </table:table-cell>
          <table:table-cell/>
          <table:table-cell office:value-type="float" office:value="11130" calcext:value-type="float">
            <text:p>11130</text:p>
          </table:table-cell>
          <table:table-cell office:value-type="float" office:value="8425" calcext:value-type="float">
            <text:p>8425</text:p>
          </table:table-cell>
          <table:table-cell office:value-type="float" office:value="52375" calcext:value-type="float">
            <text:p>52375</text:p>
          </table:table-cell>
          <table:table-cell office:value-type="float" office:value="48125" calcext:value-type="float">
            <text:p>48125</text:p>
          </table:table-cell>
          <table:table-cell office:value-type="float" office:value="3670" calcext:value-type="float">
            <text:p>3670</text:p>
          </table:table-cell>
          <table:table-cell office:value-type="float" office:value="3535" calcext:value-type="float">
            <text:p>3535</text:p>
          </table:table-cell>
          <table:table-cell table:number-columns-repeated="1011"/>
        </table:table-row>
        <table:table-row table:style-name="ro1">
          <table:table-cell office:value-type="float" office:value="6856" calcext:value-type="float">
            <text:p>6856</text:p>
          </table:table-cell>
          <table:table-cell office:value-type="float" office:value="3445" calcext:value-type="float">
            <text:p>3445</text:p>
          </table:table-cell>
          <table:table-cell office:value-type="float" office:value="27154" calcext:value-type="float">
            <text:p>27154</text:p>
          </table:table-cell>
          <table:table-cell office:value-type="float" office:value="35595" calcext:value-type="float">
            <text:p>35595</text:p>
          </table:table-cell>
          <table:table-cell office:value-type="float" office:value="90516" calcext:value-type="float">
            <text:p>90516</text:p>
          </table:table-cell>
          <table:table-cell office:value-type="float" office:value="34474" calcext:value-type="float">
            <text:p>34474</text:p>
          </table:table-cell>
          <table:table-cell/>
          <table:table-cell office:value-type="float" office:value="11330" calcext:value-type="float">
            <text:p>11330</text:p>
          </table:table-cell>
          <table:table-cell office:value-type="float" office:value="8485" calcext:value-type="float">
            <text:p>8485</text:p>
          </table:table-cell>
          <table:table-cell office:value-type="float" office:value="52445" calcext:value-type="float">
            <text:p>52445</text:p>
          </table:table-cell>
          <table:table-cell office:value-type="float" office:value="47020" calcext:value-type="float">
            <text:p>47020</text:p>
          </table:table-cell>
          <table:table-cell office:value-type="float" office:value="3260" calcext:value-type="float">
            <text:p>3260</text:p>
          </table:table-cell>
          <table:table-cell office:value-type="float" office:value="2995" calcext:value-type="float">
            <text:p>2995</text:p>
          </table:table-cell>
          <table:table-cell table:number-columns-repeated="1011"/>
        </table:table-row>
        <table:table-row table:style-name="ro1">
          <table:table-cell office:value-type="float" office:value="6566" calcext:value-type="float">
            <text:p>6566</text:p>
          </table:table-cell>
          <table:table-cell office:value-type="float" office:value="3385" calcext:value-type="float">
            <text:p>3385</text:p>
          </table:table-cell>
          <table:table-cell office:value-type="float" office:value="26302" calcext:value-type="float">
            <text:p>26302</text:p>
          </table:table-cell>
          <table:table-cell office:value-type="float" office:value="35113" calcext:value-type="float">
            <text:p>35113</text:p>
          </table:table-cell>
          <table:table-cell office:value-type="float" office:value="77938" calcext:value-type="float">
            <text:p>77938</text:p>
          </table:table-cell>
          <table:table-cell office:value-type="float" office:value="19455" calcext:value-type="float">
            <text:p>19455</text:p>
          </table:table-cell>
          <table:table-cell/>
          <table:table-cell office:value-type="float" office:value="11245" calcext:value-type="float">
            <text:p>11245</text:p>
          </table:table-cell>
          <table:table-cell office:value-type="float" office:value="8700" calcext:value-type="float">
            <text:p>8700</text:p>
          </table:table-cell>
          <table:table-cell office:value-type="float" office:value="47730" calcext:value-type="float">
            <text:p>47730</text:p>
          </table:table-cell>
          <table:table-cell office:value-type="float" office:value="40085" calcext:value-type="float">
            <text:p>40085</text:p>
          </table:table-cell>
          <table:table-cell office:value-type="float" office:value="3595" calcext:value-type="float">
            <text:p>3595</text:p>
          </table:table-cell>
          <table:table-cell office:value-type="float" office:value="3295" calcext:value-type="float">
            <text:p>3295</text:p>
          </table:table-cell>
          <table:table-cell table:number-columns-repeated="1011"/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float" office:value="3474" calcext:value-type="float">
            <text:p>3474</text:p>
          </table:table-cell>
          <table:table-cell office:value-type="float" office:value="26386" calcext:value-type="float">
            <text:p>26386</text:p>
          </table:table-cell>
          <table:table-cell office:value-type="float" office:value="35382" calcext:value-type="float">
            <text:p>35382</text:p>
          </table:table-cell>
          <table:table-cell office:value-type="float" office:value="77065" calcext:value-type="float">
            <text:p>77065</text:p>
          </table:table-cell>
          <table:table-cell office:value-type="float" office:value="17712" calcext:value-type="float">
            <text:p>17712</text:p>
          </table:table-cell>
          <table:table-cell/>
          <table:table-cell office:value-type="float" office:value="11635" calcext:value-type="float">
            <text:p>11635</text:p>
          </table:table-cell>
          <table:table-cell office:value-type="float" office:value="7650" calcext:value-type="float">
            <text:p>7650</text:p>
          </table:table-cell>
          <table:table-cell office:value-type="float" office:value="43795" calcext:value-type="float">
            <text:p>43795</text:p>
          </table:table-cell>
          <table:table-cell office:value-type="float" office:value="47525" calcext:value-type="float">
            <text:p>47525</text:p>
          </table:table-cell>
          <table:table-cell office:value-type="float" office:value="3655" calcext:value-type="float">
            <text:p>3655</text:p>
          </table:table-cell>
          <table:table-cell office:value-type="float" office:value="2965" calcext:value-type="float">
            <text:p>2965</text:p>
          </table:table-cell>
          <table:table-cell table:number-columns-repeated="1011"/>
        </table:table-row>
        <table:table-row table:style-name="ro1">
          <table:table-cell office:value-type="float" office:value="11152" calcext:value-type="float">
            <text:p>11152</text:p>
          </table:table-cell>
          <table:table-cell office:value-type="float" office:value="2974" calcext:value-type="float">
            <text:p>2974</text:p>
          </table:table-cell>
          <table:table-cell office:value-type="float" office:value="29723" calcext:value-type="float">
            <text:p>29723</text:p>
          </table:table-cell>
          <table:table-cell office:value-type="float" office:value="34878" calcext:value-type="float">
            <text:p>34878</text:p>
          </table:table-cell>
          <table:table-cell office:value-type="float" office:value="81054" calcext:value-type="float">
            <text:p>81054</text:p>
          </table:table-cell>
          <table:table-cell office:value-type="float" office:value="18294" calcext:value-type="float">
            <text:p>18294</text:p>
          </table:table-cell>
          <table:table-cell/>
          <table:table-cell office:value-type="float" office:value="10620" calcext:value-type="float">
            <text:p>10620</text:p>
          </table:table-cell>
          <table:table-cell office:value-type="float" office:value="7615" calcext:value-type="float">
            <text:p>7615</text:p>
          </table:table-cell>
          <table:table-cell office:value-type="float" office:value="43745" calcext:value-type="float">
            <text:p>43745</text:p>
          </table:table-cell>
          <table:table-cell office:value-type="float" office:value="39850" calcext:value-type="float">
            <text:p>39850</text:p>
          </table:table-cell>
          <table:table-cell office:value-type="float" office:value="3225" calcext:value-type="float">
            <text:p>3225</text:p>
          </table:table-cell>
          <table:table-cell office:value-type="float" office:value="2980" calcext:value-type="float">
            <text:p>2980</text:p>
          </table:table-cell>
          <table:table-cell table:number-columns-repeated="1011"/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float" office:value="4038" calcext:value-type="float">
            <text:p>4038</text:p>
          </table:table-cell>
          <table:table-cell office:value-type="float" office:value="30081" calcext:value-type="float">
            <text:p>30081</text:p>
          </table:table-cell>
          <table:table-cell office:value-type="float" office:value="35553" calcext:value-type="float">
            <text:p>35553</text:p>
          </table:table-cell>
          <table:table-cell office:value-type="float" office:value="78921" calcext:value-type="float">
            <text:p>78921</text:p>
          </table:table-cell>
          <table:table-cell office:value-type="float" office:value="18465" calcext:value-type="float">
            <text:p>18465</text:p>
          </table:table-cell>
          <table:table-cell/>
          <table:table-cell office:value-type="float" office:value="11010" calcext:value-type="float">
            <text:p>11010</text:p>
          </table:table-cell>
          <table:table-cell office:value-type="float" office:value="7760" calcext:value-type="float">
            <text:p>7760</text:p>
          </table:table-cell>
          <table:table-cell office:value-type="float" office:value="42725" calcext:value-type="float">
            <text:p>42725</text:p>
          </table:table-cell>
          <table:table-cell office:value-type="float" office:value="39355" calcext:value-type="float">
            <text:p>39355</text:p>
          </table:table-cell>
          <table:table-cell table:number-columns-repeated="2" office:value-type="float" office:value="3235" calcext:value-type="float">
            <text:p>3235</text:p>
          </table:table-cell>
          <table:table-cell table:number-columns-repeated="1011"/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float" office:value="2950" calcext:value-type="float">
            <text:p>2950</text:p>
          </table:table-cell>
          <table:table-cell office:value-type="float" office:value="37313" calcext:value-type="float">
            <text:p>37313</text:p>
          </table:table-cell>
          <table:table-cell office:value-type="float" office:value="35593" calcext:value-type="float">
            <text:p>35593</text:p>
          </table:table-cell>
          <table:table-cell office:value-type="float" office:value="104856" calcext:value-type="float">
            <text:p>104856</text:p>
          </table:table-cell>
          <table:table-cell office:value-type="float" office:value="18792" calcext:value-type="float">
            <text:p>18792</text:p>
          </table:table-cell>
          <table:table-cell/>
          <table:table-cell office:value-type="float" office:value="10390" calcext:value-type="float">
            <text:p>10390</text:p>
          </table:table-cell>
          <table:table-cell office:value-type="float" office:value="7850" calcext:value-type="float">
            <text:p>7850</text:p>
          </table:table-cell>
          <table:table-cell office:value-type="float" office:value="43025" calcext:value-type="float">
            <text:p>43025</text:p>
          </table:table-cell>
          <table:table-cell office:value-type="float" office:value="39190" calcext:value-type="float">
            <text:p>39190</text:p>
          </table:table-cell>
          <table:table-cell office:value-type="float" office:value="3265" calcext:value-type="float">
            <text:p>3265</text:p>
          </table:table-cell>
          <table:table-cell office:value-type="float" office:value="2955" calcext:value-type="float">
            <text:p>2955</text:p>
          </table:table-cell>
          <table:table-cell table:number-columns-repeated="1011"/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float" office:value="2979" calcext:value-type="float">
            <text:p>2979</text:p>
          </table:table-cell>
          <table:table-cell office:value-type="float" office:value="28073" calcext:value-type="float">
            <text:p>28073</text:p>
          </table:table-cell>
          <table:table-cell office:value-type="float" office:value="42153" calcext:value-type="float">
            <text:p>42153</text:p>
          </table:table-cell>
          <table:table-cell office:value-type="float" office:value="81033" calcext:value-type="float">
            <text:p>81033</text:p>
          </table:table-cell>
          <table:table-cell office:value-type="float" office:value="24489" calcext:value-type="float">
            <text:p>24489</text:p>
          </table:table-cell>
          <table:table-cell/>
          <table:table-cell office:value-type="float" office:value="10325" calcext:value-type="float">
            <text:p>10325</text:p>
          </table:table-cell>
          <table:table-cell office:value-type="float" office:value="8085" calcext:value-type="float">
            <text:p>8085</text:p>
          </table:table-cell>
          <table:table-cell office:value-type="float" office:value="42600" calcext:value-type="float">
            <text:p>42600</text:p>
          </table:table-cell>
          <table:table-cell office:value-type="float" office:value="40835" calcext:value-type="float">
            <text:p>40835</text:p>
          </table:table-cell>
          <table:table-cell office:value-type="float" office:value="3260" calcext:value-type="float">
            <text:p>3260</text:p>
          </table:table-cell>
          <table:table-cell office:value-type="float" office:value="3145" calcext:value-type="float">
            <text:p>3145</text:p>
          </table:table-cell>
          <table:table-cell table:number-columns-repeated="1011"/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float" office:value="3218" calcext:value-type="float">
            <text:p>3218</text:p>
          </table:table-cell>
          <table:table-cell office:value-type="float" office:value="26552" calcext:value-type="float">
            <text:p>26552</text:p>
          </table:table-cell>
          <table:table-cell office:value-type="float" office:value="34055" calcext:value-type="float">
            <text:p>34055</text:p>
          </table:table-cell>
          <table:table-cell office:value-type="float" office:value="81714" calcext:value-type="float">
            <text:p>81714</text:p>
          </table:table-cell>
          <table:table-cell office:value-type="float" office:value="19595" calcext:value-type="float">
            <text:p>19595</text:p>
          </table:table-cell>
          <table:table-cell/>
          <table:table-cell office:value-type="float" office:value="10325" calcext:value-type="float">
            <text:p>10325</text:p>
          </table:table-cell>
          <table:table-cell office:value-type="float" office:value="7780" calcext:value-type="float">
            <text:p>7780</text:p>
          </table:table-cell>
          <table:table-cell office:value-type="float" office:value="43045" calcext:value-type="float">
            <text:p>43045</text:p>
          </table:table-cell>
          <table:table-cell office:value-type="float" office:value="39060" calcext:value-type="float">
            <text:p>39060</text:p>
          </table:table-cell>
          <table:table-cell office:value-type="float" office:value="3420" calcext:value-type="float">
            <text:p>3420</text:p>
          </table:table-cell>
          <table:table-cell office:value-type="float" office:value="3785" calcext:value-type="float">
            <text:p>3785</text:p>
          </table:table-cell>
          <table:table-cell table:number-columns-repeated="1011"/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float" office:value="3017" calcext:value-type="float">
            <text:p>3017</text:p>
          </table:table-cell>
          <table:table-cell office:value-type="float" office:value="26331" calcext:value-type="float">
            <text:p>26331</text:p>
          </table:table-cell>
          <table:table-cell office:value-type="float" office:value="33981" calcext:value-type="float">
            <text:p>33981</text:p>
          </table:table-cell>
          <table:table-cell office:value-type="float" office:value="86173" calcext:value-type="float">
            <text:p>86173</text:p>
          </table:table-cell>
          <table:table-cell office:value-type="float" office:value="20404" calcext:value-type="float">
            <text:p>20404</text:p>
          </table:table-cell>
          <table:table-cell/>
          <table:table-cell office:value-type="float" office:value="10565" calcext:value-type="float">
            <text:p>10565</text:p>
          </table:table-cell>
          <table:table-cell office:value-type="float" office:value="7930" calcext:value-type="float">
            <text:p>7930</text:p>
          </table:table-cell>
          <table:table-cell office:value-type="float" office:value="42345" calcext:value-type="float">
            <text:p>42345</text:p>
          </table:table-cell>
          <table:table-cell office:value-type="float" office:value="39220" calcext:value-type="float">
            <text:p>39220</text:p>
          </table:table-cell>
          <table:table-cell office:value-type="float" office:value="3530" calcext:value-type="float">
            <text:p>3530</text:p>
          </table:table-cell>
          <table:table-cell office:value-type="float" office:value="2975" calcext:value-type="float">
            <text:p>2975</text:p>
          </table:table-cell>
          <table:table-cell table:number-columns-repeated="1011"/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float" office:value="2964" calcext:value-type="float">
            <text:p>2964</text:p>
          </table:table-cell>
          <table:table-cell office:value-type="float" office:value="26462" calcext:value-type="float">
            <text:p>26462</text:p>
          </table:table-cell>
          <table:table-cell office:value-type="float" office:value="34049" calcext:value-type="float">
            <text:p>34049</text:p>
          </table:table-cell>
          <table:table-cell office:value-type="float" office:value="84126" calcext:value-type="float">
            <text:p>84126</text:p>
          </table:table-cell>
          <table:table-cell office:value-type="float" office:value="20220" calcext:value-type="float">
            <text:p>2022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7730" calcext:value-type="float">
            <text:p>7730</text:p>
          </table:table-cell>
          <table:table-cell office:value-type="float" office:value="42930" calcext:value-type="float">
            <text:p>42930</text:p>
          </table:table-cell>
          <table:table-cell office:value-type="float" office:value="38975" calcext:value-type="float">
            <text:p>38975</text:p>
          </table:table-cell>
          <table:table-cell office:value-type="float" office:value="3615" calcext:value-type="float">
            <text:p>3615</text:p>
          </table:table-cell>
          <table:table-cell office:value-type="float" office:value="3245" calcext:value-type="float">
            <text:p>3245</text:p>
          </table:table-cell>
          <table:table-cell table:number-columns-repeated="1011"/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float" office:value="2973" calcext:value-type="float">
            <text:p>2973</text:p>
          </table:table-cell>
          <table:table-cell office:value-type="float" office:value="26395" calcext:value-type="float">
            <text:p>26395</text:p>
          </table:table-cell>
          <table:table-cell office:value-type="float" office:value="34081" calcext:value-type="float">
            <text:p>34081</text:p>
          </table:table-cell>
          <table:table-cell office:value-type="float" office:value="89793" calcext:value-type="float">
            <text:p>89793</text:p>
          </table:table-cell>
          <table:table-cell office:value-type="float" office:value="20487" calcext:value-type="float">
            <text:p>20487</text:p>
          </table:table-cell>
          <table:table-cell/>
          <table:table-cell office:value-type="float" office:value="10490" calcext:value-type="float">
            <text:p>10490</text:p>
          </table:table-cell>
          <table:table-cell office:value-type="float" office:value="8010" calcext:value-type="float">
            <text:p>8010</text:p>
          </table:table-cell>
          <table:table-cell office:value-type="float" office:value="42895" calcext:value-type="float">
            <text:p>42895</text:p>
          </table:table-cell>
          <table:table-cell office:value-type="float" office:value="39785" calcext:value-type="float">
            <text:p>39785</text:p>
          </table:table-cell>
          <table:table-cell office:value-type="float" office:value="3435" calcext:value-type="float">
            <text:p>3435</text:p>
          </table:table-cell>
          <table:table-cell office:value-type="float" office:value="3300" calcext:value-type="float">
            <text:p>3300</text:p>
          </table:table-cell>
          <table:table-cell table:number-columns-repeated="1011"/>
        </table:table-row>
        <table:table-row table:style-name="ro1">
          <table:table-cell office:value-type="float" office:value="4506" calcext:value-type="float">
            <text:p>4506</text:p>
          </table:table-cell>
          <table:table-cell office:value-type="float" office:value="3178" calcext:value-type="float">
            <text:p>3178</text:p>
          </table:table-cell>
          <table:table-cell office:value-type="float" office:value="26183" calcext:value-type="float">
            <text:p>26183</text:p>
          </table:table-cell>
          <table:table-cell office:value-type="float" office:value="35894" calcext:value-type="float">
            <text:p>35894</text:p>
          </table:table-cell>
          <table:table-cell office:value-type="float" office:value="85529" calcext:value-type="float">
            <text:p>85529</text:p>
          </table:table-cell>
          <table:table-cell office:value-type="float" office:value="21051" calcext:value-type="float">
            <text:p>21051</text:p>
          </table:table-cell>
          <table:table-cell/>
          <table:table-cell office:value-type="float" office:value="10385" calcext:value-type="float">
            <text:p>10385</text:p>
          </table:table-cell>
          <table:table-cell office:value-type="float" office:value="7695" calcext:value-type="float">
            <text:p>7695</text:p>
          </table:table-cell>
          <table:table-cell office:value-type="float" office:value="42370" calcext:value-type="float">
            <text:p>42370</text:p>
          </table:table-cell>
          <table:table-cell office:value-type="float" office:value="39135" calcext:value-type="float">
            <text:p>39135</text:p>
          </table:table-cell>
          <table:table-cell office:value-type="float" office:value="3720" calcext:value-type="float">
            <text:p>3720</text:p>
          </table:table-cell>
          <table:table-cell office:value-type="float" office:value="3175" calcext:value-type="float">
            <text:p>3175</text:p>
          </table:table-cell>
          <table:table-cell table:number-columns-repeated="1011"/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float" office:value="2967" calcext:value-type="float">
            <text:p>2967</text:p>
          </table:table-cell>
          <table:table-cell office:value-type="float" office:value="26743" calcext:value-type="float">
            <text:p>26743</text:p>
          </table:table-cell>
          <table:table-cell office:value-type="float" office:value="33933" calcext:value-type="float">
            <text:p>33933</text:p>
          </table:table-cell>
          <table:table-cell office:value-type="float" office:value="90353" calcext:value-type="float">
            <text:p>90353</text:p>
          </table:table-cell>
          <table:table-cell office:value-type="float" office:value="21282" calcext:value-type="float">
            <text:p>21282</text:p>
          </table:table-cell>
          <table:table-cell/>
          <table:table-cell office:value-type="float" office:value="10700" calcext:value-type="float">
            <text:p>10700</text:p>
          </table:table-cell>
          <table:table-cell office:value-type="float" office:value="7825" calcext:value-type="float">
            <text:p>7825</text:p>
          </table:table-cell>
          <table:table-cell office:value-type="float" office:value="42595" calcext:value-type="float">
            <text:p>42595</text:p>
          </table:table-cell>
          <table:table-cell office:value-type="float" office:value="39770" calcext:value-type="float">
            <text:p>39770</text:p>
          </table:table-cell>
          <table:table-cell office:value-type="float" office:value="3385" calcext:value-type="float">
            <text:p>3385</text:p>
          </table:table-cell>
          <table:table-cell office:value-type="float" office:value="3005" calcext:value-type="float">
            <text:p>3005</text:p>
          </table:table-cell>
          <table:table-cell table:number-columns-repeated="1011"/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float" office:value="2984" calcext:value-type="float">
            <text:p>2984</text:p>
          </table:table-cell>
          <table:table-cell office:value-type="float" office:value="26205" calcext:value-type="float">
            <text:p>26205</text:p>
          </table:table-cell>
          <table:table-cell office:value-type="float" office:value="33984" calcext:value-type="float">
            <text:p>33984</text:p>
          </table:table-cell>
          <table:table-cell office:value-type="float" office:value="86906" calcext:value-type="float">
            <text:p>86906</text:p>
          </table:table-cell>
          <table:table-cell office:value-type="float" office:value="26191" calcext:value-type="float">
            <text:p>26191</text:p>
          </table:table-cell>
          <table:table-cell/>
          <table:table-cell office:value-type="float" office:value="12970" calcext:value-type="float">
            <text:p>12970</text:p>
          </table:table-cell>
          <table:table-cell office:value-type="float" office:value="7870" calcext:value-type="float">
            <text:p>7870</text:p>
          </table:table-cell>
          <table:table-cell office:value-type="float" office:value="42925" calcext:value-type="float">
            <text:p>42925</text:p>
          </table:table-cell>
          <table:table-cell office:value-type="float" office:value="39355" calcext:value-type="float">
            <text:p>39355</text:p>
          </table:table-cell>
          <table:table-cell office:value-type="float" office:value="3200" calcext:value-type="float">
            <text:p>3200</text:p>
          </table:table-cell>
          <table:table-cell office:value-type="float" office:value="3230" calcext:value-type="float">
            <text:p>3230</text:p>
          </table:table-cell>
          <table:table-cell table:number-columns-repeated="1011"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float" office:value="3055" calcext:value-type="float">
            <text:p>3055</text:p>
          </table:table-cell>
          <table:table-cell office:value-type="float" office:value="27213" calcext:value-type="float">
            <text:p>27213</text:p>
          </table:table-cell>
          <table:table-cell office:value-type="float" office:value="35412" calcext:value-type="float">
            <text:p>35412</text:p>
          </table:table-cell>
          <table:table-cell office:value-type="float" office:value="88319" calcext:value-type="float">
            <text:p>88319</text:p>
          </table:table-cell>
          <table:table-cell office:value-type="float" office:value="22062" calcext:value-type="float">
            <text:p>22062</text:p>
          </table:table-cell>
          <table:table-cell/>
          <table:table-cell office:value-type="float" office:value="10395" calcext:value-type="float">
            <text:p>10395</text:p>
          </table:table-cell>
          <table:table-cell office:value-type="float" office:value="8140" calcext:value-type="float">
            <text:p>8140</text:p>
          </table:table-cell>
          <table:table-cell office:value-type="float" office:value="42695" calcext:value-type="float">
            <text:p>42695</text:p>
          </table:table-cell>
          <table:table-cell office:value-type="float" office:value="47035" calcext:value-type="float">
            <text:p>47035</text:p>
          </table:table-cell>
          <table:table-cell office:value-type="float" office:value="3430" calcext:value-type="float">
            <text:p>3430</text:p>
          </table:table-cell>
          <table:table-cell office:value-type="float" office:value="3135" calcext:value-type="float">
            <text:p>3135</text:p>
          </table:table-cell>
          <table:table-cell table:number-columns-repeated="1011"/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2966" calcext:value-type="float">
            <text:p>2966</text:p>
          </table:table-cell>
          <table:table-cell office:value-type="float" office:value="27593" calcext:value-type="float">
            <text:p>27593</text:p>
          </table:table-cell>
          <table:table-cell office:value-type="float" office:value="34144" calcext:value-type="float">
            <text:p>34144</text:p>
          </table:table-cell>
          <table:table-cell office:value-type="float" office:value="88820" calcext:value-type="float">
            <text:p>88820</text:p>
          </table:table-cell>
          <table:table-cell office:value-type="float" office:value="27422" calcext:value-type="float">
            <text:p>27422</text:p>
          </table:table-cell>
          <table:table-cell/>
          <table:table-cell office:value-type="float" office:value="10690" calcext:value-type="float">
            <text:p>10690</text:p>
          </table:table-cell>
          <table:table-cell office:value-type="float" office:value="7915" calcext:value-type="float">
            <text:p>7915</text:p>
          </table:table-cell>
          <table:table-cell office:value-type="float" office:value="42875" calcext:value-type="float">
            <text:p>42875</text:p>
          </table:table-cell>
          <table:table-cell office:value-type="float" office:value="39390" calcext:value-type="float">
            <text:p>39390</text:p>
          </table:table-cell>
          <table:table-cell office:value-type="float" office:value="3740" calcext:value-type="float">
            <text:p>3740</text:p>
          </table:table-cell>
          <table:table-cell office:value-type="float" office:value="3225" calcext:value-type="float">
            <text:p>3225</text:p>
          </table:table-cell>
          <table:table-cell table:number-columns-repeated="1011"/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float" office:value="2959" calcext:value-type="float">
            <text:p>2959</text:p>
          </table:table-cell>
          <table:table-cell office:value-type="float" office:value="26541" calcext:value-type="float">
            <text:p>26541</text:p>
          </table:table-cell>
          <table:table-cell office:value-type="float" office:value="34068" calcext:value-type="float">
            <text:p>34068</text:p>
          </table:table-cell>
          <table:table-cell office:value-type="float" office:value="90169" calcext:value-type="float">
            <text:p>90169</text:p>
          </table:table-cell>
          <table:table-cell office:value-type="float" office:value="22823" calcext:value-type="float">
            <text:p>22823</text:p>
          </table:table-cell>
          <table:table-cell/>
          <table:table-cell office:value-type="float" office:value="10380" calcext:value-type="float">
            <text:p>10380</text:p>
          </table:table-cell>
          <table:table-cell office:value-type="float" office:value="7740" calcext:value-type="float">
            <text:p>7740</text:p>
          </table:table-cell>
          <table:table-cell office:value-type="float" office:value="43275" calcext:value-type="float">
            <text:p>43275</text:p>
          </table:table-cell>
          <table:table-cell office:value-type="float" office:value="41250" calcext:value-type="float">
            <text:p>41250</text:p>
          </table:table-cell>
          <table:table-cell office:value-type="float" office:value="3560" calcext:value-type="float">
            <text:p>3560</text:p>
          </table:table-cell>
          <table:table-cell office:value-type="float" office:value="3445" calcext:value-type="float">
            <text:p>3445</text:p>
          </table:table-cell>
          <table:table-cell table:number-columns-repeated="1011"/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float" office:value="2985" calcext:value-type="float">
            <text:p>2985</text:p>
          </table:table-cell>
          <table:table-cell office:value-type="float" office:value="26339" calcext:value-type="float">
            <text:p>26339</text:p>
          </table:table-cell>
          <table:table-cell office:value-type="float" office:value="34172" calcext:value-type="float">
            <text:p>34172</text:p>
          </table:table-cell>
          <table:table-cell office:value-type="float" office:value="96644" calcext:value-type="float">
            <text:p>96644</text:p>
          </table:table-cell>
          <table:table-cell office:value-type="float" office:value="28168" calcext:value-type="float">
            <text:p>28168</text:p>
          </table:table-cell>
          <table:table-cell/>
          <table:table-cell office:value-type="float" office:value="10510" calcext:value-type="float">
            <text:p>10510</text:p>
          </table:table-cell>
          <table:table-cell office:value-type="float" office:value="8080" calcext:value-type="float">
            <text:p>8080</text:p>
          </table:table-cell>
          <table:table-cell office:value-type="float" office:value="42925" calcext:value-type="float">
            <text:p>42925</text:p>
          </table:table-cell>
          <table:table-cell office:value-type="float" office:value="40145" calcext:value-type="float">
            <text:p>40145</text:p>
          </table:table-cell>
          <table:table-cell office:value-type="float" office:value="3230" calcext:value-type="float">
            <text:p>3230</text:p>
          </table:table-cell>
          <table:table-cell office:value-type="float" office:value="2960" calcext:value-type="float">
            <text:p>2960</text:p>
          </table:table-cell>
          <table:table-cell table:number-columns-repeated="1011"/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float" office:value="2972" calcext:value-type="float">
            <text:p>2972</text:p>
          </table:table-cell>
          <table:table-cell office:value-type="float" office:value="26678" calcext:value-type="float">
            <text:p>26678</text:p>
          </table:table-cell>
          <table:table-cell office:value-type="float" office:value="34228" calcext:value-type="float">
            <text:p>34228</text:p>
          </table:table-cell>
          <table:table-cell office:value-type="float" office:value="92113" calcext:value-type="float">
            <text:p>92113</text:p>
          </table:table-cell>
          <table:table-cell office:value-type="float" office:value="25703" calcext:value-type="float">
            <text:p>25703</text:p>
          </table:table-cell>
          <table:table-cell/>
          <table:table-cell office:value-type="float" office:value="10595" calcext:value-type="float">
            <text:p>10595</text:p>
          </table:table-cell>
          <table:table-cell office:value-type="float" office:value="7665" calcext:value-type="float">
            <text:p>7665</text:p>
          </table:table-cell>
          <table:table-cell office:value-type="float" office:value="43630" calcext:value-type="float">
            <text:p>43630</text:p>
          </table:table-cell>
          <table:table-cell office:value-type="float" office:value="40025" calcext:value-type="float">
            <text:p>40025</text:p>
          </table:table-cell>
          <table:table-cell office:value-type="float" office:value="3590" calcext:value-type="float">
            <text:p>3590</text:p>
          </table:table-cell>
          <table:table-cell office:value-type="float" office:value="2965" calcext:value-type="float">
            <text:p>2965</text:p>
          </table:table-cell>
          <table:table-cell table:number-columns-repeated="1011"/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float" office:value="3013" calcext:value-type="float">
            <text:p>3013</text:p>
          </table:table-cell>
          <table:table-cell office:value-type="float" office:value="26764" calcext:value-type="float">
            <text:p>26764</text:p>
          </table:table-cell>
          <table:table-cell office:value-type="float" office:value="34541" calcext:value-type="float">
            <text:p>34541</text:p>
          </table:table-cell>
          <table:table-cell office:value-type="float" office:value="98893" calcext:value-type="float">
            <text:p>98893</text:p>
          </table:table-cell>
          <table:table-cell office:value-type="float" office:value="24139" calcext:value-type="float">
            <text:p>24139</text:p>
          </table:table-cell>
          <table:table-cell/>
          <table:table-cell office:value-type="float" office:value="10545" calcext:value-type="float">
            <text:p>10545</text:p>
          </table:table-cell>
          <table:table-cell office:value-type="float" office:value="7630" calcext:value-type="float">
            <text:p>7630</text:p>
          </table:table-cell>
          <table:table-cell office:value-type="float" office:value="43000" calcext:value-type="float">
            <text:p>43000</text:p>
          </table:table-cell>
          <table:table-cell office:value-type="float" office:value="39800" calcext:value-type="float">
            <text:p>39800</text:p>
          </table:table-cell>
          <table:table-cell office:value-type="float" office:value="3660" calcext:value-type="float">
            <text:p>3660</text:p>
          </table:table-cell>
          <table:table-cell office:value-type="float" office:value="2995" calcext:value-type="float">
            <text:p>2995</text:p>
          </table:table-cell>
          <table:table-cell table:number-columns-repeated="1011"/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float" office:value="2977" calcext:value-type="float">
            <text:p>2977</text:p>
          </table:table-cell>
          <table:table-cell office:value-type="float" office:value="26797" calcext:value-type="float">
            <text:p>26797</text:p>
          </table:table-cell>
          <table:table-cell office:value-type="float" office:value="34110" calcext:value-type="float">
            <text:p>34110</text:p>
          </table:table-cell>
          <table:table-cell office:value-type="float" office:value="119368" calcext:value-type="float">
            <text:p>119368</text:p>
          </table:table-cell>
          <table:table-cell office:value-type="float" office:value="37963" calcext:value-type="float">
            <text:p>37963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7860" calcext:value-type="float">
            <text:p>7860</text:p>
          </table:table-cell>
          <table:table-cell office:value-type="float" office:value="42205" calcext:value-type="float">
            <text:p>42205</text:p>
          </table:table-cell>
          <table:table-cell office:value-type="float" office:value="38960" calcext:value-type="float">
            <text:p>38960</text:p>
          </table:table-cell>
          <table:table-cell office:value-type="float" office:value="3230" calcext:value-type="float">
            <text:p>3230</text:p>
          </table:table-cell>
          <table:table-cell office:value-type="float" office:value="3185" calcext:value-type="float">
            <text:p>3185</text:p>
          </table:table-cell>
          <table:table-cell table:number-columns-repeated="1011"/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float" office:value="3254" calcext:value-type="float">
            <text:p>3254</text:p>
          </table:table-cell>
          <table:table-cell office:value-type="float" office:value="35699" calcext:value-type="float">
            <text:p>35699</text:p>
          </table:table-cell>
          <table:table-cell office:value-type="float" office:value="34503" calcext:value-type="float">
            <text:p>34503</text:p>
          </table:table-cell>
          <table:table-cell office:value-type="float" office:value="110054" calcext:value-type="float">
            <text:p>110054</text:p>
          </table:table-cell>
          <table:table-cell office:value-type="float" office:value="29626" calcext:value-type="float">
            <text:p>29626</text:p>
          </table:table-cell>
          <table:table-cell/>
          <table:table-cell office:value-type="float" office:value="10245" calcext:value-type="float">
            <text:p>10245</text:p>
          </table:table-cell>
          <table:table-cell office:value-type="float" office:value="7895" calcext:value-type="float">
            <text:p>7895</text:p>
          </table:table-cell>
          <table:table-cell office:value-type="float" office:value="42470" calcext:value-type="float">
            <text:p>42470</text:p>
          </table:table-cell>
          <table:table-cell office:value-type="float" office:value="39970" calcext:value-type="float">
            <text:p>39970</text:p>
          </table:table-cell>
          <table:table-cell office:value-type="float" office:value="3570" calcext:value-type="float">
            <text:p>3570</text:p>
          </table:table-cell>
          <table:table-cell office:value-type="float" office:value="3130" calcext:value-type="float">
            <text:p>3130</text:p>
          </table:table-cell>
          <table:table-cell table:number-columns-repeated="1011"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2966" calcext:value-type="float">
            <text:p>2966</text:p>
          </table:table-cell>
          <table:table-cell office:value-type="float" office:value="26718" calcext:value-type="float">
            <text:p>26718</text:p>
          </table:table-cell>
          <table:table-cell office:value-type="float" office:value="34189" calcext:value-type="float">
            <text:p>34189</text:p>
          </table:table-cell>
          <table:table-cell office:value-type="float" office:value="107425" calcext:value-type="float">
            <text:p>107425</text:p>
          </table:table-cell>
          <table:table-cell office:value-type="float" office:value="34897" calcext:value-type="float">
            <text:p>34897</text:p>
          </table:table-cell>
          <table:table-cell/>
          <table:table-cell office:value-type="float" office:value="10340" calcext:value-type="float">
            <text:p>10340</text:p>
          </table:table-cell>
          <table:table-cell office:value-type="float" office:value="7980" calcext:value-type="float">
            <text:p>7980</text:p>
          </table:table-cell>
          <table:table-cell office:value-type="float" office:value="42440" calcext:value-type="float">
            <text:p>42440</text:p>
          </table:table-cell>
          <table:table-cell office:value-type="float" office:value="39655" calcext:value-type="float">
            <text:p>39655</text:p>
          </table:table-cell>
          <table:table-cell office:value-type="float" office:value="3235" calcext:value-type="float">
            <text:p>3235</text:p>
          </table:table-cell>
          <table:table-cell office:value-type="float" office:value="2930" calcext:value-type="float">
            <text:p>2930</text:p>
          </table:table-cell>
          <table:table-cell table:number-columns-repeated="1011"/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float" office:value="2949" calcext:value-type="float">
            <text:p>2949</text:p>
          </table:table-cell>
          <table:table-cell office:value-type="float" office:value="26682" calcext:value-type="float">
            <text:p>26682</text:p>
          </table:table-cell>
          <table:table-cell office:value-type="float" office:value="34252" calcext:value-type="float">
            <text:p>34252</text:p>
          </table:table-cell>
          <table:table-cell office:value-type="float" office:value="199889" calcext:value-type="float">
            <text:p>199889</text:p>
          </table:table-cell>
          <table:table-cell office:value-type="float" office:value="25640" calcext:value-type="float">
            <text:p>25640</text:p>
          </table:table-cell>
          <table:table-cell/>
          <table:table-cell office:value-type="float" office:value="10430" calcext:value-type="float">
            <text:p>10430</text:p>
          </table:table-cell>
          <table:table-cell office:value-type="float" office:value="7830" calcext:value-type="float">
            <text:p>7830</text:p>
          </table:table-cell>
          <table:table-cell office:value-type="float" office:value="42625" calcext:value-type="float">
            <text:p>42625</text:p>
          </table:table-cell>
          <table:table-cell office:value-type="float" office:value="39715" calcext:value-type="float">
            <text:p>39715</text:p>
          </table:table-cell>
          <table:table-cell office:value-type="float" office:value="3260" calcext:value-type="float">
            <text:p>3260</text:p>
          </table:table-cell>
          <table:table-cell office:value-type="float" office:value="3145" calcext:value-type="float">
            <text:p>3145</text:p>
          </table:table-cell>
          <table:table-cell table:number-columns-repeated="1011"/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2943" calcext:value-type="float">
            <text:p>2943</text:p>
          </table:table-cell>
          <table:table-cell office:value-type="float" office:value="26698" calcext:value-type="float">
            <text:p>26698</text:p>
          </table:table-cell>
          <table:table-cell office:value-type="float" office:value="34256" calcext:value-type="float">
            <text:p>34256</text:p>
          </table:table-cell>
          <table:table-cell office:value-type="float" office:value="104745" calcext:value-type="float">
            <text:p>104745</text:p>
          </table:table-cell>
          <table:table-cell office:value-type="float" office:value="25825" calcext:value-type="float">
            <text:p>25825</text:p>
          </table:table-cell>
          <table:table-cell/>
          <table:table-cell office:value-type="float" office:value="10520" calcext:value-type="float">
            <text:p>10520</text:p>
          </table:table-cell>
          <table:table-cell office:value-type="float" office:value="7960" calcext:value-type="float">
            <text:p>7960</text:p>
          </table:table-cell>
          <table:table-cell office:value-type="float" office:value="42545" calcext:value-type="float">
            <text:p>42545</text:p>
          </table:table-cell>
          <table:table-cell office:value-type="float" office:value="39490" calcext:value-type="float">
            <text:p>39490</text:p>
          </table:table-cell>
          <table:table-cell office:value-type="float" office:value="4425" calcext:value-type="float">
            <text:p>4425</text:p>
          </table:table-cell>
          <table:table-cell office:value-type="float" office:value="2935" calcext:value-type="float">
            <text:p>2935</text:p>
          </table:table-cell>
          <table:table-cell table:number-columns-repeated="1011"/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float" office:value="2947" calcext:value-type="float">
            <text:p>2947</text:p>
          </table:table-cell>
          <table:table-cell office:value-type="float" office:value="26626" calcext:value-type="float">
            <text:p>26626</text:p>
          </table:table-cell>
          <table:table-cell office:value-type="float" office:value="34120" calcext:value-type="float">
            <text:p>34120</text:p>
          </table:table-cell>
          <table:table-cell office:value-type="float" office:value="100552" calcext:value-type="float">
            <text:p>100552</text:p>
          </table:table-cell>
          <table:table-cell office:value-type="float" office:value="32794" calcext:value-type="float">
            <text:p>32794</text:p>
          </table:table-cell>
          <table:table-cell/>
          <table:table-cell office:value-type="float" office:value="10465" calcext:value-type="float">
            <text:p>10465</text:p>
          </table:table-cell>
          <table:table-cell office:value-type="float" office:value="8150" calcext:value-type="float">
            <text:p>8150</text:p>
          </table:table-cell>
          <table:table-cell office:value-type="float" office:value="43225" calcext:value-type="float">
            <text:p>43225</text:p>
          </table:table-cell>
          <table:table-cell office:value-type="float" office:value="38860" calcext:value-type="float">
            <text:p>38860</text:p>
          </table:table-cell>
          <table:table-cell office:value-type="float" office:value="3140" calcext:value-type="float">
            <text:p>3140</text:p>
          </table:table-cell>
          <table:table-cell office:value-type="float" office:value="2975" calcext:value-type="float">
            <text:p>2975</text:p>
          </table:table-cell>
          <table:table-cell table:number-columns-repeated="1011"/>
        </table:table-row>
        <table:table-row table:style-name="ro1">
          <table:table-cell office:value-type="float" office:value="5119" calcext:value-type="float">
            <text:p>5119</text:p>
          </table:table-cell>
          <table:table-cell office:value-type="float" office:value="3010" calcext:value-type="float">
            <text:p>3010</text:p>
          </table:table-cell>
          <table:table-cell office:value-type="float" office:value="27039" calcext:value-type="float">
            <text:p>27039</text:p>
          </table:table-cell>
          <table:table-cell office:value-type="float" office:value="34165" calcext:value-type="float">
            <text:p>34165</text:p>
          </table:table-cell>
          <table:table-cell office:value-type="float" office:value="99945" calcext:value-type="float">
            <text:p>99945</text:p>
          </table:table-cell>
          <table:table-cell office:value-type="float" office:value="26619" calcext:value-type="float">
            <text:p>26619</text:p>
          </table:table-cell>
          <table:table-cell/>
          <table:table-cell office:value-type="float" office:value="10595" calcext:value-type="float">
            <text:p>10595</text:p>
          </table:table-cell>
          <table:table-cell office:value-type="float" office:value="8295" calcext:value-type="float">
            <text:p>8295</text:p>
          </table:table-cell>
          <table:table-cell office:value-type="float" office:value="41830" calcext:value-type="float">
            <text:p>41830</text:p>
          </table:table-cell>
          <table:table-cell office:value-type="float" office:value="45315" calcext:value-type="float">
            <text:p>45315</text:p>
          </table:table-cell>
          <table:table-cell office:value-type="float" office:value="3330" calcext:value-type="float">
            <text:p>3330</text:p>
          </table:table-cell>
          <table:table-cell office:value-type="float" office:value="3345" calcext:value-type="float">
            <text:p>3345</text:p>
          </table:table-cell>
          <table:table-cell table:number-columns-repeated="1011"/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2974" calcext:value-type="float">
            <text:p>2974</text:p>
          </table:table-cell>
          <table:table-cell office:value-type="float" office:value="26554" calcext:value-type="float">
            <text:p>26554</text:p>
          </table:table-cell>
          <table:table-cell office:value-type="float" office:value="42298" calcext:value-type="float">
            <text:p>42298</text:p>
          </table:table-cell>
          <table:table-cell office:value-type="float" office:value="100182" calcext:value-type="float">
            <text:p>100182</text:p>
          </table:table-cell>
          <table:table-cell office:value-type="float" office:value="34166" calcext:value-type="float">
            <text:p>34166</text:p>
          </table:table-cell>
          <table:table-cell/>
          <table:table-cell office:value-type="float" office:value="10770" calcext:value-type="float">
            <text:p>10770</text:p>
          </table:table-cell>
          <table:table-cell office:value-type="float" office:value="7680" calcext:value-type="float">
            <text:p>7680</text:p>
          </table:table-cell>
          <table:table-cell office:value-type="float" office:value="42830" calcext:value-type="float">
            <text:p>42830</text:p>
          </table:table-cell>
          <table:table-cell office:value-type="float" office:value="38835" calcext:value-type="float">
            <text:p>38835</text:p>
          </table:table-cell>
          <table:table-cell office:value-type="float" office:value="3155" calcext:value-type="float">
            <text:p>3155</text:p>
          </table:table-cell>
          <table:table-cell office:value-type="float" office:value="2950" calcext:value-type="float">
            <text:p>2950</text:p>
          </table:table-cell>
          <table:table-cell table:number-columns-repeated="1011"/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float" office:value="3264" calcext:value-type="float">
            <text:p>3264</text:p>
          </table:table-cell>
          <table:table-cell office:value-type="float" office:value="41027" calcext:value-type="float">
            <text:p>41027</text:p>
          </table:table-cell>
          <table:table-cell office:value-type="float" office:value="34135" calcext:value-type="float">
            <text:p>34135</text:p>
          </table:table-cell>
          <table:table-cell office:value-type="float" office:value="102545" calcext:value-type="float">
            <text:p>102545</text:p>
          </table:table-cell>
          <table:table-cell office:value-type="float" office:value="27358" calcext:value-type="float">
            <text:p>27358</text:p>
          </table:table-cell>
          <table:table-cell/>
          <table:table-cell office:value-type="float" office:value="11620" calcext:value-type="float">
            <text:p>11620</text:p>
          </table:table-cell>
          <table:table-cell office:value-type="float" office:value="7720" calcext:value-type="float">
            <text:p>7720</text:p>
          </table:table-cell>
          <table:table-cell office:value-type="float" office:value="42390" calcext:value-type="float">
            <text:p>42390</text:p>
          </table:table-cell>
          <table:table-cell office:value-type="float" office:value="39265" calcext:value-type="float">
            <text:p>39265</text:p>
          </table:table-cell>
          <table:table-cell office:value-type="float" office:value="3140" calcext:value-type="float">
            <text:p>3140</text:p>
          </table:table-cell>
          <table:table-cell office:value-type="float" office:value="3125" calcext:value-type="float">
            <text:p>3125</text:p>
          </table:table-cell>
          <table:table-cell table:number-columns-repeated="1011"/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float" office:value="2966" calcext:value-type="float">
            <text:p>2966</text:p>
          </table:table-cell>
          <table:table-cell office:value-type="float" office:value="26503" calcext:value-type="float">
            <text:p>26503</text:p>
          </table:table-cell>
          <table:table-cell office:value-type="float" office:value="34061" calcext:value-type="float">
            <text:p>34061</text:p>
          </table:table-cell>
          <table:table-cell office:value-type="float" office:value="110217" calcext:value-type="float">
            <text:p>110217</text:p>
          </table:table-cell>
          <table:table-cell office:value-type="float" office:value="27675" calcext:value-type="float">
            <text:p>27675</text:p>
          </table:table-cell>
          <table:table-cell/>
          <table:table-cell office:value-type="float" office:value="18535" calcext:value-type="float">
            <text:p>18535</text:p>
          </table:table-cell>
          <table:table-cell office:value-type="float" office:value="10100" calcext:value-type="float">
            <text:p>10100</text:p>
          </table:table-cell>
          <table:table-cell office:value-type="float" office:value="42160" calcext:value-type="float">
            <text:p>42160</text:p>
          </table:table-cell>
          <table:table-cell office:value-type="float" office:value="39070" calcext:value-type="float">
            <text:p>39070</text:p>
          </table:table-cell>
          <table:table-cell office:value-type="float" office:value="3180" calcext:value-type="float">
            <text:p>3180</text:p>
          </table:table-cell>
          <table:table-cell office:value-type="float" office:value="2945" calcext:value-type="float">
            <text:p>2945</text:p>
          </table:table-cell>
          <table:table-cell table:number-columns-repeated="1011"/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float" office:value="2984" calcext:value-type="float">
            <text:p>2984</text:p>
          </table:table-cell>
          <table:table-cell office:value-type="float" office:value="26207" calcext:value-type="float">
            <text:p>26207</text:p>
          </table:table-cell>
          <table:table-cell office:value-type="float" office:value="34406" calcext:value-type="float">
            <text:p>34406</text:p>
          </table:table-cell>
          <table:table-cell office:value-type="float" office:value="103824" calcext:value-type="float">
            <text:p>103824</text:p>
          </table:table-cell>
          <table:table-cell office:value-type="float" office:value="28222" calcext:value-type="float">
            <text:p>28222</text:p>
          </table:table-cell>
          <table:table-cell/>
          <table:table-cell office:value-type="float" office:value="10300" calcext:value-type="float">
            <text:p>10300</text:p>
          </table:table-cell>
          <table:table-cell office:value-type="float" office:value="7535" calcext:value-type="float">
            <text:p>7535</text:p>
          </table:table-cell>
          <table:table-cell office:value-type="float" office:value="42565" calcext:value-type="float">
            <text:p>42565</text:p>
          </table:table-cell>
          <table:table-cell office:value-type="float" office:value="39605" calcext:value-type="float">
            <text:p>39605</text:p>
          </table:table-cell>
          <table:table-cell office:value-type="float" office:value="3150" calcext:value-type="float">
            <text:p>3150</text:p>
          </table:table-cell>
          <table:table-cell office:value-type="float" office:value="2935" calcext:value-type="float">
            <text:p>2935</text:p>
          </table:table-cell>
          <table:table-cell table:number-columns-repeated="1011"/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float" office:value="2982" calcext:value-type="float">
            <text:p>2982</text:p>
          </table:table-cell>
          <table:table-cell office:value-type="float" office:value="26023" calcext:value-type="float">
            <text:p>26023</text:p>
          </table:table-cell>
          <table:table-cell office:value-type="float" office:value="34484" calcext:value-type="float">
            <text:p>34484</text:p>
          </table:table-cell>
          <table:table-cell office:value-type="float" office:value="112767" calcext:value-type="float">
            <text:p>112767</text:p>
          </table:table-cell>
          <table:table-cell office:value-type="float" office:value="28917" calcext:value-type="float">
            <text:p>28917</text:p>
          </table:table-cell>
          <table:table-cell/>
          <table:table-cell office:value-type="float" office:value="10270" calcext:value-type="float">
            <text:p>10270</text:p>
          </table:table-cell>
          <table:table-cell office:value-type="float" office:value="7915" calcext:value-type="float">
            <text:p>7915</text:p>
          </table:table-cell>
          <table:table-cell office:value-type="float" office:value="44160" calcext:value-type="float">
            <text:p>44160</text:p>
          </table:table-cell>
          <table:table-cell office:value-type="float" office:value="38940" calcext:value-type="float">
            <text:p>38940</text:p>
          </table:table-cell>
          <table:table-cell office:value-type="float" office:value="3310" calcext:value-type="float">
            <text:p>3310</text:p>
          </table:table-cell>
          <table:table-cell office:value-type="float" office:value="2960" calcext:value-type="float">
            <text:p>2960</text:p>
          </table:table-cell>
          <table:table-cell table:number-columns-repeated="1011"/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float" office:value="3192" calcext:value-type="float">
            <text:p>3192</text:p>
          </table:table-cell>
          <table:table-cell office:value-type="float" office:value="26614" calcext:value-type="float">
            <text:p>26614</text:p>
          </table:table-cell>
          <table:table-cell office:value-type="float" office:value="34672" calcext:value-type="float">
            <text:p>34672</text:p>
          </table:table-cell>
          <table:table-cell office:value-type="float" office:value="105961" calcext:value-type="float">
            <text:p>105961</text:p>
          </table:table-cell>
          <table:table-cell office:value-type="float" office:value="41625" calcext:value-type="float">
            <text:p>41625</text:p>
          </table:table-cell>
          <table:table-cell/>
          <table:table-cell office:value-type="float" office:value="10065" calcext:value-type="float">
            <text:p>10065</text:p>
          </table:table-cell>
          <table:table-cell office:value-type="float" office:value="7650" calcext:value-type="float">
            <text:p>7650</text:p>
          </table:table-cell>
          <table:table-cell office:value-type="float" office:value="42160" calcext:value-type="float">
            <text:p>42160</text:p>
          </table:table-cell>
          <table:table-cell office:value-type="float" office:value="39475" calcext:value-type="float">
            <text:p>39475</text:p>
          </table:table-cell>
          <table:table-cell office:value-type="float" office:value="3165" calcext:value-type="float">
            <text:p>3165</text:p>
          </table:table-cell>
          <table:table-cell office:value-type="float" office:value="2945" calcext:value-type="float">
            <text:p>2945</text:p>
          </table:table-cell>
          <table:table-cell table:number-columns-repeated="1011"/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2986" calcext:value-type="float">
            <text:p>2986</text:p>
          </table:table-cell>
          <table:table-cell office:value-type="float" office:value="26114" calcext:value-type="float">
            <text:p>26114</text:p>
          </table:table-cell>
          <table:table-cell office:value-type="float" office:value="34719" calcext:value-type="float">
            <text:p>34719</text:p>
          </table:table-cell>
          <table:table-cell office:value-type="float" office:value="106962" calcext:value-type="float">
            <text:p>106962</text:p>
          </table:table-cell>
          <table:table-cell office:value-type="float" office:value="29226" calcext:value-type="float">
            <text:p>29226</text:p>
          </table:table-cell>
          <table:table-cell/>
          <table:table-cell office:value-type="float" office:value="10085" calcext:value-type="float">
            <text:p>10085</text:p>
          </table:table-cell>
          <table:table-cell office:value-type="float" office:value="7945" calcext:value-type="float">
            <text:p>7945</text:p>
          </table:table-cell>
          <table:table-cell office:value-type="float" office:value="42155" calcext:value-type="float">
            <text:p>42155</text:p>
          </table:table-cell>
          <table:table-cell office:value-type="float" office:value="38815" calcext:value-type="float">
            <text:p>38815</text:p>
          </table:table-cell>
          <table:table-cell office:value-type="float" office:value="3460" calcext:value-type="float">
            <text:p>3460</text:p>
          </table:table-cell>
          <table:table-cell office:value-type="float" office:value="3190" calcext:value-type="float">
            <text:p>3190</text:p>
          </table:table-cell>
          <table:table-cell table:number-columns-repeated="1011"/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float" office:value="3010" calcext:value-type="float">
            <text:p>3010</text:p>
          </table:table-cell>
          <table:table-cell office:value-type="float" office:value="26236" calcext:value-type="float">
            <text:p>26236</text:p>
          </table:table-cell>
          <table:table-cell office:value-type="float" office:value="34719" calcext:value-type="float">
            <text:p>34719</text:p>
          </table:table-cell>
          <table:table-cell office:value-type="float" office:value="107678" calcext:value-type="float">
            <text:p>107678</text:p>
          </table:table-cell>
          <table:table-cell office:value-type="float" office:value="37732" calcext:value-type="float">
            <text:p>37732</text:p>
          </table:table-cell>
          <table:table-cell/>
          <table:table-cell office:value-type="float" office:value="10235" calcext:value-type="float">
            <text:p>10235</text:p>
          </table:table-cell>
          <table:table-cell office:value-type="float" office:value="7736" calcext:value-type="float">
            <text:p>7736</text:p>
          </table:table-cell>
          <table:table-cell office:value-type="float" office:value="42860" calcext:value-type="float">
            <text:p>42860</text:p>
          </table:table-cell>
          <table:table-cell office:value-type="float" office:value="39525" calcext:value-type="float">
            <text:p>39525</text:p>
          </table:table-cell>
          <table:table-cell office:value-type="float" office:value="3150" calcext:value-type="float">
            <text:p>3150</text:p>
          </table:table-cell>
          <table:table-cell office:value-type="float" office:value="3370" calcext:value-type="float">
            <text:p>3370</text:p>
          </table:table-cell>
          <table:table-cell table:number-columns-repeated="1011"/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float" office:value="2963" calcext:value-type="float">
            <text:p>2963</text:p>
          </table:table-cell>
          <table:table-cell office:value-type="float" office:value="26672" calcext:value-type="float">
            <text:p>26672</text:p>
          </table:table-cell>
          <table:table-cell office:value-type="float" office:value="34777" calcext:value-type="float">
            <text:p>34777</text:p>
          </table:table-cell>
          <table:table-cell office:value-type="float" office:value="108709" calcext:value-type="float">
            <text:p>108709</text:p>
          </table:table-cell>
          <table:table-cell office:value-type="float" office:value="29923" calcext:value-type="float">
            <text:p>29923</text:p>
          </table:table-cell>
          <table:table-cell/>
          <table:table-cell office:value-type="float" office:value="10115" calcext:value-type="float">
            <text:p>10115</text:p>
          </table:table-cell>
          <table:table-cell office:value-type="float" office:value="7875" calcext:value-type="float">
            <text:p>7875</text:p>
          </table:table-cell>
          <table:table-cell office:value-type="float" office:value="42250" calcext:value-type="float">
            <text:p>42250</text:p>
          </table:table-cell>
          <table:table-cell office:value-type="float" office:value="39270" calcext:value-type="float">
            <text:p>39270</text:p>
          </table:table-cell>
          <table:table-cell office:value-type="float" office:value="3150" calcext:value-type="float">
            <text:p>3150</text:p>
          </table:table-cell>
          <table:table-cell office:value-type="float" office:value="2925" calcext:value-type="float">
            <text:p>2925</text:p>
          </table:table-cell>
          <table:table-cell table:number-columns-repeated="1011"/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float" office:value="2993" calcext:value-type="float">
            <text:p>2993</text:p>
          </table:table-cell>
          <table:table-cell office:value-type="float" office:value="26470" calcext:value-type="float">
            <text:p>26470</text:p>
          </table:table-cell>
          <table:table-cell office:value-type="float" office:value="35420" calcext:value-type="float">
            <text:p>35420</text:p>
          </table:table-cell>
          <table:table-cell office:value-type="float" office:value="118683" calcext:value-type="float">
            <text:p>118683</text:p>
          </table:table-cell>
          <table:table-cell office:value-type="float" office:value="30629" calcext:value-type="float">
            <text:p>30629</text:p>
          </table:table-cell>
          <table:table-cell/>
          <table:table-cell office:value-type="float" office:value="10190" calcext:value-type="float">
            <text:p>10190</text:p>
          </table:table-cell>
          <table:table-cell office:value-type="float" office:value="7485" calcext:value-type="float">
            <text:p>7485</text:p>
          </table:table-cell>
          <table:table-cell office:value-type="float" office:value="42765" calcext:value-type="float">
            <text:p>42765</text:p>
          </table:table-cell>
          <table:table-cell office:value-type="float" office:value="38955" calcext:value-type="float">
            <text:p>38955</text:p>
          </table:table-cell>
          <table:table-cell office:value-type="float" office:value="3435" calcext:value-type="float">
            <text:p>3435</text:p>
          </table:table-cell>
          <table:table-cell office:value-type="float" office:value="2930" calcext:value-type="float">
            <text:p>2930</text:p>
          </table:table-cell>
          <table:table-cell table:number-columns-repeated="1011"/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float" office:value="2949" calcext:value-type="float">
            <text:p>2949</text:p>
          </table:table-cell>
          <table:table-cell office:value-type="float" office:value="33864" calcext:value-type="float">
            <text:p>33864</text:p>
          </table:table-cell>
          <table:table-cell office:value-type="float" office:value="34779" calcext:value-type="float">
            <text:p>34779</text:p>
          </table:table-cell>
          <table:table-cell office:value-type="float" office:value="110795" calcext:value-type="float">
            <text:p>110795</text:p>
          </table:table-cell>
          <table:table-cell office:value-type="float" office:value="30753" calcext:value-type="float">
            <text:p>30753</text:p>
          </table:table-cell>
          <table:table-cell/>
          <table:table-cell office:value-type="float" office:value="10355" calcext:value-type="float">
            <text:p>10355</text:p>
          </table:table-cell>
          <table:table-cell office:value-type="float" office:value="7735" calcext:value-type="float">
            <text:p>7735</text:p>
          </table:table-cell>
          <table:table-cell office:value-type="float" office:value="42095" calcext:value-type="float">
            <text:p>42095</text:p>
          </table:table-cell>
          <table:table-cell office:value-type="float" office:value="39310" calcext:value-type="float">
            <text:p>39310</text:p>
          </table:table-cell>
          <table:table-cell office:value-type="float" office:value="3575" calcext:value-type="float">
            <text:p>3575</text:p>
          </table:table-cell>
          <table:table-cell office:value-type="float" office:value="2945" calcext:value-type="float">
            <text:p>2945</text:p>
          </table:table-cell>
          <table:table-cell table:number-columns-repeated="1011"/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3433" calcext:value-type="float">
            <text:p>3433</text:p>
          </table:table-cell>
          <table:table-cell office:value-type="float" office:value="26249" calcext:value-type="float">
            <text:p>26249</text:p>
          </table:table-cell>
          <table:table-cell office:value-type="float" office:value="34417" calcext:value-type="float">
            <text:p>34417</text:p>
          </table:table-cell>
          <table:table-cell office:value-type="float" office:value="119715" calcext:value-type="float">
            <text:p>119715</text:p>
          </table:table-cell>
          <table:table-cell office:value-type="float" office:value="30881" calcext:value-type="float">
            <text:p>30881</text:p>
          </table:table-cell>
          <table:table-cell/>
          <table:table-cell office:value-type="float" office:value="10480" calcext:value-type="float">
            <text:p>10480</text:p>
          </table:table-cell>
          <table:table-cell office:value-type="float" office:value="7445" calcext:value-type="float">
            <text:p>7445</text:p>
          </table:table-cell>
          <table:table-cell office:value-type="float" office:value="42590" calcext:value-type="float">
            <text:p>42590</text:p>
          </table:table-cell>
          <table:table-cell office:value-type="float" office:value="39165" calcext:value-type="float">
            <text:p>39165</text:p>
          </table:table-cell>
          <table:table-cell office:value-type="float" office:value="3150" calcext:value-type="float">
            <text:p>3150</text:p>
          </table:table-cell>
          <table:table-cell office:value-type="float" office:value="3165" calcext:value-type="float">
            <text:p>3165</text:p>
          </table:table-cell>
          <table:table-cell table:number-columns-repeated="1011"/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2996" calcext:value-type="float">
            <text:p>2996</text:p>
          </table:table-cell>
          <table:table-cell office:value-type="float" office:value="26036" calcext:value-type="float">
            <text:p>26036</text:p>
          </table:table-cell>
          <table:table-cell office:value-type="float" office:value="34681" calcext:value-type="float">
            <text:p>34681</text:p>
          </table:table-cell>
          <table:table-cell office:value-type="float" office:value="124116" calcext:value-type="float">
            <text:p>124116</text:p>
          </table:table-cell>
          <table:table-cell office:value-type="float" office:value="31610" calcext:value-type="float">
            <text:p>31610</text:p>
          </table:table-cell>
          <table:table-cell/>
          <table:table-cell office:value-type="float" office:value="10205" calcext:value-type="float">
            <text:p>10205</text:p>
          </table:table-cell>
          <table:table-cell office:value-type="float" office:value="7410" calcext:value-type="float">
            <text:p>7410</text:p>
          </table:table-cell>
          <table:table-cell office:value-type="float" office:value="42340" calcext:value-type="float">
            <text:p>42340</text:p>
          </table:table-cell>
          <table:table-cell office:value-type="float" office:value="39920" calcext:value-type="float">
            <text:p>39920</text:p>
          </table:table-cell>
          <table:table-cell office:value-type="float" office:value="3120" calcext:value-type="float">
            <text:p>3120</text:p>
          </table:table-cell>
          <table:table-cell office:value-type="float" office:value="3345" calcext:value-type="float">
            <text:p>3345</text:p>
          </table:table-cell>
          <table:table-cell table:number-columns-repeated="1011"/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float" office:value="3046" calcext:value-type="float">
            <text:p>3046</text:p>
          </table:table-cell>
          <table:table-cell office:value-type="float" office:value="26211" calcext:value-type="float">
            <text:p>26211</text:p>
          </table:table-cell>
          <table:table-cell office:value-type="float" office:value="34797" calcext:value-type="float">
            <text:p>34797</text:p>
          </table:table-cell>
          <table:table-cell office:value-type="float" office:value="188201" calcext:value-type="float">
            <text:p>188201</text:p>
          </table:table-cell>
          <table:table-cell office:value-type="float" office:value="32017" calcext:value-type="float">
            <text:p>32017</text:p>
          </table:table-cell>
          <table:table-cell/>
          <table:table-cell office:value-type="float" office:value="10085" calcext:value-type="float">
            <text:p>10085</text:p>
          </table:table-cell>
          <table:table-cell office:value-type="float" office:value="10545" calcext:value-type="float">
            <text:p>10545</text:p>
          </table:table-cell>
          <table:table-cell office:value-type="float" office:value="42460" calcext:value-type="float">
            <text:p>42460</text:p>
          </table:table-cell>
          <table:table-cell office:value-type="float" office:value="39235" calcext:value-type="float">
            <text:p>39235</text:p>
          </table:table-cell>
          <table:table-cell office:value-type="float" office:value="3140" calcext:value-type="float">
            <text:p>3140</text:p>
          </table:table-cell>
          <table:table-cell office:value-type="float" office:value="2935" calcext:value-type="float">
            <text:p>2935</text:p>
          </table:table-cell>
          <table:table-cell table:number-columns-repeated="1011"/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float" office:value="2974" calcext:value-type="float">
            <text:p>2974</text:p>
          </table:table-cell>
          <table:table-cell office:value-type="float" office:value="26091" calcext:value-type="float">
            <text:p>26091</text:p>
          </table:table-cell>
          <table:table-cell office:value-type="float" office:value="44270" calcext:value-type="float">
            <text:p>44270</text:p>
          </table:table-cell>
          <table:table-cell office:value-type="float" office:value="113912" calcext:value-type="float">
            <text:p>113912</text:p>
          </table:table-cell>
          <table:table-cell office:value-type="float" office:value="41940" calcext:value-type="float">
            <text:p>4194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7625" calcext:value-type="float">
            <text:p>7625</text:p>
          </table:table-cell>
          <table:table-cell office:value-type="float" office:value="44490" calcext:value-type="float">
            <text:p>44490</text:p>
          </table:table-cell>
          <table:table-cell office:value-type="float" office:value="39385" calcext:value-type="float">
            <text:p>39385</text:p>
          </table:table-cell>
          <table:table-cell office:value-type="float" office:value="3480" calcext:value-type="float">
            <text:p>3480</text:p>
          </table:table-cell>
          <table:table-cell office:value-type="float" office:value="2950" calcext:value-type="float">
            <text:p>2950</text:p>
          </table:table-cell>
          <table:table-cell table:number-columns-repeated="1011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3010" calcext:value-type="float">
            <text:p>3010</text:p>
          </table:table-cell>
          <table:table-cell office:value-type="float" office:value="27439" calcext:value-type="float">
            <text:p>27439</text:p>
          </table:table-cell>
          <table:table-cell office:value-type="float" office:value="35268" calcext:value-type="float">
            <text:p>35268</text:p>
          </table:table-cell>
          <table:table-cell office:value-type="float" office:value="115842" calcext:value-type="float">
            <text:p>115842</text:p>
          </table:table-cell>
          <table:table-cell office:value-type="float" office:value="32437" calcext:value-type="float">
            <text:p>32437</text:p>
          </table:table-cell>
          <table:table-cell/>
          <table:table-cell office:value-type="float" office:value="10090" calcext:value-type="float">
            <text:p>10090</text:p>
          </table:table-cell>
          <table:table-cell office:value-type="float" office:value="7900" calcext:value-type="float">
            <text:p>7900</text:p>
          </table:table-cell>
          <table:table-cell office:value-type="float" office:value="42975" calcext:value-type="float">
            <text:p>42975</text:p>
          </table:table-cell>
          <table:table-cell office:value-type="float" office:value="42790" calcext:value-type="float">
            <text:p>42790</text:p>
          </table:table-cell>
          <table:table-cell office:value-type="float" office:value="3285" calcext:value-type="float">
            <text:p>3285</text:p>
          </table:table-cell>
          <table:table-cell office:value-type="float" office:value="2985" calcext:value-type="float">
            <text:p>2985</text:p>
          </table:table-cell>
          <table:table-cell table:number-columns-repeated="1011"/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float" office:value="2968" calcext:value-type="float">
            <text:p>2968</text:p>
          </table:table-cell>
          <table:table-cell office:value-type="float" office:value="27959" calcext:value-type="float">
            <text:p>27959</text:p>
          </table:table-cell>
          <table:table-cell office:value-type="float" office:value="34658" calcext:value-type="float">
            <text:p>34658</text:p>
          </table:table-cell>
          <table:table-cell office:value-type="float" office:value="125344" calcext:value-type="float">
            <text:p>125344</text:p>
          </table:table-cell>
          <table:table-cell office:value-type="float" office:value="32641" calcext:value-type="float">
            <text:p>32641</text:p>
          </table:table-cell>
          <table:table-cell/>
          <table:table-cell office:value-type="float" office:value="10065" calcext:value-type="float">
            <text:p>10065</text:p>
          </table:table-cell>
          <table:table-cell office:value-type="float" office:value="7655" calcext:value-type="float">
            <text:p>7655</text:p>
          </table:table-cell>
          <table:table-cell office:value-type="float" office:value="53540" calcext:value-type="float">
            <text:p>53540</text:p>
          </table:table-cell>
          <table:table-cell office:value-type="float" office:value="40235" calcext:value-type="float">
            <text:p>40235</text:p>
          </table:table-cell>
          <table:table-cell office:value-type="float" office:value="3240" calcext:value-type="float">
            <text:p>3240</text:p>
          </table:table-cell>
          <table:table-cell office:value-type="float" office:value="3475" calcext:value-type="float">
            <text:p>3475</text:p>
          </table:table-cell>
          <table:table-cell table:number-columns-repeated="1011"/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float" office:value="3062" calcext:value-type="float">
            <text:p>3062</text:p>
          </table:table-cell>
          <table:table-cell office:value-type="float" office:value="28267" calcext:value-type="float">
            <text:p>28267</text:p>
          </table:table-cell>
          <table:table-cell office:value-type="float" office:value="35477" calcext:value-type="float">
            <text:p>35477</text:p>
          </table:table-cell>
          <table:table-cell office:value-type="float" office:value="119210" calcext:value-type="float">
            <text:p>119210</text:p>
          </table:table-cell>
          <table:table-cell office:value-type="float" office:value="33515" calcext:value-type="float">
            <text:p>33515</text:p>
          </table:table-cell>
          <table:table-cell/>
          <table:table-cell office:value-type="float" office:value="10050" calcext:value-type="float">
            <text:p>10050</text:p>
          </table:table-cell>
          <table:table-cell office:value-type="float" office:value="7670" calcext:value-type="float">
            <text:p>7670</text:p>
          </table:table-cell>
          <table:table-cell office:value-type="float" office:value="43730" calcext:value-type="float">
            <text:p>43730</text:p>
          </table:table-cell>
          <table:table-cell office:value-type="float" office:value="39225" calcext:value-type="float">
            <text:p>39225</text:p>
          </table:table-cell>
          <table:table-cell office:value-type="float" office:value="3400" calcext:value-type="float">
            <text:p>3400</text:p>
          </table:table-cell>
          <table:table-cell office:value-type="float" office:value="3030" calcext:value-type="float">
            <text:p>3030</text:p>
          </table:table-cell>
          <table:table-cell table:number-columns-repeated="1011"/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2976" calcext:value-type="float">
            <text:p>2976</text:p>
          </table:table-cell>
          <table:table-cell office:value-type="float" office:value="27007" calcext:value-type="float">
            <text:p>27007</text:p>
          </table:table-cell>
          <table:table-cell office:value-type="float" office:value="35017" calcext:value-type="float">
            <text:p>35017</text:p>
          </table:table-cell>
          <table:table-cell office:value-type="float" office:value="130757" calcext:value-type="float">
            <text:p>130757</text:p>
          </table:table-cell>
          <table:table-cell office:value-type="float" office:value="35329" calcext:value-type="float">
            <text:p>35329</text:p>
          </table:table-cell>
          <table:table-cell/>
          <table:table-cell office:value-type="float" office:value="10270" calcext:value-type="float">
            <text:p>10270</text:p>
          </table:table-cell>
          <table:table-cell office:value-type="float" office:value="7650" calcext:value-type="float">
            <text:p>7650</text:p>
          </table:table-cell>
          <table:table-cell office:value-type="float" office:value="42920" calcext:value-type="float">
            <text:p>42920</text:p>
          </table:table-cell>
          <table:table-cell office:value-type="float" office:value="38975" calcext:value-type="float">
            <text:p>38975</text:p>
          </table:table-cell>
          <table:table-cell office:value-type="float" office:value="3875" calcext:value-type="float">
            <text:p>3875</text:p>
          </table:table-cell>
          <table:table-cell office:value-type="float" office:value="4085" calcext:value-type="float">
            <text:p>408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formula="of:=AVERAGE([.A4:.A53])" office:value-type="float" office:value="6375.64" calcext:value-type="float">
            <text:p>6375.64</text:p>
          </table:table-cell>
          <table:table-cell table:formula="of:=AVERAGE([.B4:.B53])" office:value-type="float" office:value="3754.18" calcext:value-type="float">
            <text:p>3754.18</text:p>
          </table:table-cell>
          <table:table-cell table:formula="of:=AVERAGE([.C4:.C53])" office:value-type="float" office:value="29392.02" calcext:value-type="float">
            <text:p>29392.02</text:p>
          </table:table-cell>
          <table:table-cell table:formula="of:=AVERAGE([.D4:.D53])" office:value-type="float" office:value="36450.5" calcext:value-type="float">
            <text:p>36450.5</text:p>
          </table:table-cell>
          <table:table-cell table:formula="of:=AVERAGE([.E4:.E53])" office:value-type="float" office:value="105668.12" calcext:value-type="float">
            <text:p>105668.12</text:p>
          </table:table-cell>
          <table:table-cell table:formula="of:=AVERAGE([.F4:.F53])" office:value-type="float" office:value="27577.82" calcext:value-type="float">
            <text:p>27577.82</text:p>
          </table:table-cell>
          <table:table-cell/>
          <table:table-cell table:formula="of:=AVERAGE([.H4:.H53])" office:value-type="float" office:value="11841.6" calcext:value-type="float">
            <text:p>11841.6</text:p>
          </table:table-cell>
          <table:table-cell table:formula="of:=AVERAGE([.I4:.I53])" office:value-type="float" office:value="8299.92" calcext:value-type="float">
            <text:p>8299.92</text:p>
          </table:table-cell>
          <table:table-cell table:formula="of:=AVERAGE([.J4:.J53])" office:value-type="float" office:value="46708.6" calcext:value-type="float">
            <text:p>46708.6</text:p>
          </table:table-cell>
          <table:table-cell table:formula="of:=AVERAGE([.K4:.K53])" office:value-type="float" office:value="41940.6" calcext:value-type="float">
            <text:p>41940.6</text:p>
          </table:table-cell>
          <table:table-cell table:formula="of:=AVERAGE([.L4:.L53])" office:value-type="float" office:value="3456.5" calcext:value-type="float">
            <text:p>3456.5</text:p>
          </table:table-cell>
          <table:table-cell table:formula="of:=AVERAGE([.M4:.M53])" office:value-type="float" office:value="3221.7" calcext:value-type="float">
            <text:p>3221.7</text:p>
          </table:table-cell>
          <table:table-cell table:number-columns-repeated="1011"/>
        </table:table-row>
        <table:table-row table:style-name="ro1">
          <table:table-cell table:formula="of:=[.A55]/1000" office:value-type="float" office:value="6.37564" calcext:value-type="float">
            <text:p>6.37564</text:p>
          </table:table-cell>
          <table:table-cell table:formula="of:=[.B55]/1000" office:value-type="float" office:value="3.75418" calcext:value-type="float">
            <text:p>3.75418</text:p>
          </table:table-cell>
          <table:table-cell table:formula="of:=[.C55]/1000" office:value-type="float" office:value="29.39202" calcext:value-type="float">
            <text:p>29.39202</text:p>
          </table:table-cell>
          <table:table-cell table:formula="of:=[.D55]/1000" office:value-type="float" office:value="36.4505" calcext:value-type="float">
            <text:p>36.4505</text:p>
          </table:table-cell>
          <table:table-cell table:formula="of:=[.E55]/1000" office:value-type="float" office:value="105.66812" calcext:value-type="float">
            <text:p>105.66812</text:p>
          </table:table-cell>
          <table:table-cell table:formula="of:=[.F55]/1000" office:value-type="float" office:value="27.57782" calcext:value-type="float">
            <text:p>27.57782</text:p>
          </table:table-cell>
          <table:table-cell/>
          <table:table-cell table:formula="of:=[.H55]/1000" office:value-type="float" office:value="11.8416" calcext:value-type="float">
            <text:p>11.8416</text:p>
          </table:table-cell>
          <table:table-cell table:formula="of:=[.I55]/1000" office:value-type="float" office:value="8.29992" calcext:value-type="float">
            <text:p>8.29992</text:p>
          </table:table-cell>
          <table:table-cell table:formula="of:=[.J55]/1000" office:value-type="float" office:value="46.7086" calcext:value-type="float">
            <text:p>46.7086</text:p>
          </table:table-cell>
          <table:table-cell table:formula="of:=[.K55]/1000" office:value-type="float" office:value="41.9406" calcext:value-type="float">
            <text:p>41.9406</text:p>
          </table:table-cell>
          <table:table-cell table:formula="of:=[.L55]/1000" office:value-type="float" office:value="3.4565" calcext:value-type="float">
            <text:p>3.4565</text:p>
          </table:table-cell>
          <table:table-cell table:formula="of:=[.M55]/1000" office:value-type="float" office:value="3.2217" calcext:value-type="float">
            <text:p>3.221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formula="of:=AVERAGE([.A10:.A53])" office:value-type="float" office:value="4861.79545454546" calcext:value-type="float">
            <text:p>4861.7954545455</text:p>
          </table:table-cell>
          <table:table-cell table:formula="of:=AVERAGE([.B10:.B53])" office:value-type="float" office:value="3055.45454545455" calcext:value-type="float">
            <text:p>3055.4545454546</text:p>
          </table:table-cell>
          <table:table-cell table:formula="of:=AVERAGE([.C10:.C53])" office:value-type="float" office:value="27758.5681818182" calcext:value-type="float">
            <text:p>27758.5681818182</text:p>
          </table:table-cell>
          <table:table-cell table:formula="of:=AVERAGE([.D10:.D53])" office:value-type="float" office:value="35153.4318181818" calcext:value-type="float">
            <text:p>35153.4318181818</text:p>
          </table:table-cell>
          <table:table-cell table:formula="of:=AVERAGE([.E10:.E53])" office:value-type="float" office:value="105679.068181818" calcext:value-type="float">
            <text:p>105679.068181818</text:p>
          </table:table-cell>
          <table:table-cell table:formula="of:=AVERAGE([.F10:.F53])" office:value-type="float" office:value="27892.25" calcext:value-type="float">
            <text:p>27892.25</text:p>
          </table:table-cell>
          <table:table-cell/>
          <table:table-cell table:formula="of:=AVERAGE([.H10:.H53])" office:value-type="float" office:value="10689.8863636364" calcext:value-type="float">
            <text:p>10689.8863636364</text:p>
          </table:table-cell>
          <table:table-cell table:formula="of:=AVERAGE([.I10:.I53])" office:value-type="float" office:value="7914" calcext:value-type="float">
            <text:p>7914</text:p>
          </table:table-cell>
          <table:table-cell table:formula="of:=AVERAGE([.J10:.J53])" office:value-type="float" office:value="43049.3181818182" calcext:value-type="float">
            <text:p>43049.3181818182</text:p>
          </table:table-cell>
          <table:table-cell table:formula="of:=AVERAGE([.K10:.K53])" office:value-type="float" office:value="40037.7272727273" calcext:value-type="float">
            <text:p>40037.7272727273</text:p>
          </table:table-cell>
          <table:table-cell table:formula="of:=AVERAGE([.L10:.L53])" office:value-type="float" office:value="3384.20454545455" calcext:value-type="float">
            <text:p>3384.2045454546</text:p>
          </table:table-cell>
          <table:table-cell table:formula="of:=AVERAGE([.M10:.M53])" office:value-type="float" office:value="3126.25" calcext:value-type="float">
            <text:p>3126.25</text:p>
          </table:table-cell>
          <table:table-cell table:number-columns-repeated="1011"/>
        </table:table-row>
        <table:table-row table:style-name="ro1">
          <table:table-cell table:formula="of:=[.A58]/1000" office:value-type="float" office:value="4.86179545454546" calcext:value-type="float">
            <text:p>4.8617954545</text:p>
          </table:table-cell>
          <table:table-cell table:formula="of:=[.B58]/1000" office:value-type="float" office:value="3.05545454545455" calcext:value-type="float">
            <text:p>3.0554545455</text:p>
          </table:table-cell>
          <table:table-cell table:formula="of:=[.C58]/1000" office:value-type="float" office:value="27.7585681818182" calcext:value-type="float">
            <text:p>27.7585681818</text:p>
          </table:table-cell>
          <table:table-cell table:formula="of:=[.D58]/1000" office:value-type="float" office:value="35.1534318181818" calcext:value-type="float">
            <text:p>35.1534318182</text:p>
          </table:table-cell>
          <table:table-cell table:formula="of:=[.E58]/1000" office:value-type="float" office:value="105.679068181818" calcext:value-type="float">
            <text:p>105.6790681818</text:p>
          </table:table-cell>
          <table:table-cell table:formula="of:=[.F58]/1000" office:value-type="float" office:value="27.89225" calcext:value-type="float">
            <text:p>27.89225</text:p>
          </table:table-cell>
          <table:table-cell/>
          <table:table-cell table:formula="of:=[.H58]/1000" office:value-type="float" office:value="10.6898863636364" calcext:value-type="float">
            <text:p>10.6898863636</text:p>
          </table:table-cell>
          <table:table-cell table:formula="of:=[.I58]/1000" office:value-type="float" office:value="7.914" calcext:value-type="float">
            <text:p>7.914</text:p>
          </table:table-cell>
          <table:table-cell table:formula="of:=[.J58]/1000" office:value-type="float" office:value="43.0493181818182" calcext:value-type="float">
            <text:p>43.0493181818</text:p>
          </table:table-cell>
          <table:table-cell table:formula="of:=[.K58]/1000" office:value-type="float" office:value="40.0377272727273" calcext:value-type="float">
            <text:p>40.0377272727</text:p>
          </table:table-cell>
          <table:table-cell table:formula="of:=[.L58]/1000" office:value-type="float" office:value="3.38420454545455" calcext:value-type="float">
            <text:p>3.3842045455</text:p>
          </table:table-cell>
          <table:table-cell table:formula="of:=[.M58]/1000" office:value-type="float" office:value="3.12625" calcext:value-type="float">
            <text:p>3.12625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 style:data-style-name="N2" text:time-value="21:47:59.164412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16:59:45.762105373</meta:creation-date>
    <dc:date>2017-03-18T22:13:19.439523247</dc:date>
    <meta:editing-duration>PT7H50M16S</meta:editing-duration>
    <meta:editing-cycles>10</meta:editing-cycles>
    <meta:generator>LibreOffice/5.1.6.2$Linux_X86_64 LibreOffice_project/10m0$Build-2</meta:generator>
    <meta:document-statistic meta:table-count="2" meta:cell-count="1336" meta:object-count="0"/>
  </office:meta>
</office:document-meta>
</file>